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85b9" officeooo:paragraph-rsid="000d85b9"/>
    </style:style>
    <style:style style:name="P2" style:family="paragraph" style:parent-style-name="Standard">
      <style:text-properties officeooo:rsid="000f584b" officeooo:paragraph-rsid="000f584b"/>
    </style:style>
    <style:style style:name="P3" style:family="paragraph" style:parent-style-name="Standard">
      <style:text-properties officeooo:rsid="0010a971" officeooo:paragraph-rsid="0010a971"/>
    </style:style>
    <style:style style:name="P4" style:family="paragraph" style:parent-style-name="Standard">
      <style:text-properties officeooo:rsid="00112577" officeooo:paragraph-rsid="00112577"/>
    </style:style>
    <style:style style:name="P5" style:family="paragraph" style:parent-style-name="Standard">
      <style:text-properties officeooo:rsid="0011d806" officeooo:paragraph-rsid="0011d806"/>
    </style:style>
    <style:style style:name="P6" style:family="paragraph" style:parent-style-name="Standard">
      <style:text-properties officeooo:rsid="0012b0d6" officeooo:paragraph-rsid="0012b0d6"/>
    </style:style>
    <style:style style:name="P7" style:family="paragraph" style:parent-style-name="Standard">
      <style:text-properties officeooo:rsid="0013c7bc" officeooo:paragraph-rsid="0013c7bc"/>
    </style:style>
    <style:style style:name="P8" style:family="paragraph" style:parent-style-name="Standard">
      <style:text-properties officeooo:rsid="00188b4e" officeooo:paragraph-rsid="00188b4e"/>
    </style:style>
    <style:style style:name="P9" style:family="paragraph" style:parent-style-name="Standard">
      <style:text-properties officeooo:rsid="0019dc05" officeooo:paragraph-rsid="0019dc05"/>
    </style:style>
    <style:style style:name="P10" style:family="paragraph" style:parent-style-name="Standard">
      <style:text-properties officeooo:rsid="001a0e86" officeooo:paragraph-rsid="001a0e86"/>
    </style:style>
    <style:style style:name="P11" style:family="paragraph" style:parent-style-name="Standard">
      <style:text-properties officeooo:rsid="001ab73a" officeooo:paragraph-rsid="001ab73a"/>
    </style:style>
    <style:style style:name="P12" style:family="paragraph" style:parent-style-name="Standard">
      <style:text-properties officeooo:rsid="0022f61d" officeooo:paragraph-rsid="0022f61d"/>
    </style:style>
    <style:style style:name="P13" style:family="paragraph" style:parent-style-name="Standard">
      <style:text-properties officeooo:rsid="00251c51" officeooo:paragraph-rsid="00251c51"/>
    </style:style>
    <style:style style:name="P14" style:family="paragraph" style:parent-style-name="Standard">
      <style:text-properties officeooo:rsid="0026ea4d" officeooo:paragraph-rsid="0026ea4d"/>
    </style:style>
    <style:style style:name="P15" style:family="paragraph" style:parent-style-name="Standard">
      <style:text-properties officeooo:rsid="002781bc" officeooo:paragraph-rsid="002781bc"/>
    </style:style>
    <style:style style:name="P16" style:family="paragraph" style:parent-style-name="Standard">
      <style:text-properties officeooo:rsid="002e02e8" officeooo:paragraph-rsid="002e02e8"/>
    </style:style>
    <style:style style:name="P17" style:family="paragraph" style:parent-style-name="Standard">
      <style:text-properties officeooo:rsid="00304e27" officeooo:paragraph-rsid="00304e27"/>
    </style:style>
    <style:style style:name="P18" style:family="paragraph" style:parent-style-name="Standard">
      <style:text-properties officeooo:rsid="003198fa" officeooo:paragraph-rsid="003198fa"/>
    </style:style>
    <style:style style:name="P19" style:family="paragraph" style:parent-style-name="Standard">
      <style:text-properties officeooo:rsid="0032f620" officeooo:paragraph-rsid="0032f620"/>
    </style:style>
    <style:style style:name="P20" style:family="paragraph" style:parent-style-name="Standard">
      <style:text-properties officeooo:rsid="00333876" officeooo:paragraph-rsid="00333876"/>
    </style:style>
    <style:style style:name="P21" style:family="paragraph" style:parent-style-name="Standard">
      <style:text-properties officeooo:rsid="003404d7" officeooo:paragraph-rsid="003404d7"/>
    </style:style>
    <style:style style:name="P22" style:family="paragraph" style:parent-style-name="Standard">
      <style:text-properties officeooo:rsid="0035c80b" officeooo:paragraph-rsid="0035c80b"/>
    </style:style>
    <style:style style:name="P23" style:family="paragraph" style:parent-style-name="Standard">
      <style:text-properties officeooo:rsid="003ee4af" officeooo:paragraph-rsid="003ee4af"/>
    </style:style>
    <style:style style:name="P24" style:family="paragraph" style:parent-style-name="Standard">
      <style:text-properties officeooo:rsid="00445816" officeooo:paragraph-rsid="00445816"/>
    </style:style>
    <style:style style:name="P25" style:family="paragraph" style:parent-style-name="Standard">
      <style:text-properties officeooo:rsid="004d11a4" officeooo:paragraph-rsid="004d11a4"/>
    </style:style>
    <style:style style:name="P26" style:family="paragraph" style:parent-style-name="Standard">
      <style:text-properties officeooo:rsid="004d1c42" officeooo:paragraph-rsid="004d1c42"/>
    </style:style>
    <style:style style:name="P27" style:family="paragraph" style:parent-style-name="Standard">
      <style:text-properties officeooo:rsid="004f0601" officeooo:paragraph-rsid="004f0601"/>
    </style:style>
    <style:style style:name="P28" style:family="paragraph" style:parent-style-name="Standard">
      <style:text-properties officeooo:rsid="004fbbed" officeooo:paragraph-rsid="004fbbed"/>
    </style:style>
    <style:style style:name="P29" style:family="paragraph" style:parent-style-name="Standard">
      <style:text-properties officeooo:rsid="00539bff" officeooo:paragraph-rsid="00539bff"/>
    </style:style>
    <style:style style:name="P30" style:family="paragraph" style:parent-style-name="Standard">
      <style:text-properties officeooo:rsid="005579e3" officeooo:paragraph-rsid="005579e3"/>
    </style:style>
    <style:style style:name="P31" style:family="paragraph" style:parent-style-name="Standard">
      <style:text-properties officeooo:rsid="00572a22" officeooo:paragraph-rsid="00572a22"/>
    </style:style>
    <style:style style:name="P32" style:family="paragraph" style:parent-style-name="Standard">
      <style:text-properties officeooo:rsid="00580bed" officeooo:paragraph-rsid="00580bed"/>
    </style:style>
    <style:style style:name="P33" style:family="paragraph" style:parent-style-name="Standard">
      <style:text-properties officeooo:rsid="005dbc92" officeooo:paragraph-rsid="005dbc92"/>
    </style:style>
    <style:style style:name="P34" style:family="paragraph" style:parent-style-name="Standard">
      <style:text-properties officeooo:rsid="006121f1" officeooo:paragraph-rsid="006121f1"/>
    </style:style>
    <style:style style:name="P35" style:family="paragraph" style:parent-style-name="Standard">
      <style:text-properties officeooo:rsid="006754c9" officeooo:paragraph-rsid="006754c9"/>
    </style:style>
    <style:style style:name="P36" style:family="paragraph" style:parent-style-name="Standard">
      <style:text-properties officeooo:rsid="00676965" officeooo:paragraph-rsid="006e093a"/>
    </style:style>
    <style:style style:name="P37" style:family="paragraph" style:parent-style-name="Standard">
      <style:text-properties officeooo:rsid="006fd586" officeooo:paragraph-rsid="006fd586"/>
    </style:style>
    <style:style style:name="P38" style:family="paragraph" style:parent-style-name="Standard">
      <style:text-properties officeooo:rsid="00702c24" officeooo:paragraph-rsid="00702c24"/>
    </style:style>
    <style:style style:name="P39" style:family="paragraph" style:parent-style-name="Standard">
      <style:text-properties officeooo:rsid="00715edf" officeooo:paragraph-rsid="00715edf"/>
    </style:style>
    <style:style style:name="P40" style:family="paragraph" style:parent-style-name="Standard">
      <style:text-properties officeooo:rsid="0073f12f" officeooo:paragraph-rsid="0073f12f"/>
    </style:style>
    <style:style style:name="P41" style:family="paragraph" style:parent-style-name="Standard">
      <style:text-properties officeooo:rsid="00751e6c" officeooo:paragraph-rsid="00751e6c"/>
    </style:style>
    <style:style style:name="P42" style:family="paragraph" style:parent-style-name="Standard">
      <style:text-properties officeooo:rsid="00779e49" officeooo:paragraph-rsid="00779e49"/>
    </style:style>
    <style:style style:name="P43" style:family="paragraph" style:parent-style-name="Standard">
      <style:text-properties officeooo:rsid="007f25b0" officeooo:paragraph-rsid="007f25b0"/>
    </style:style>
    <style:style style:name="P44" style:family="paragraph" style:parent-style-name="Standard">
      <style:text-properties officeooo:rsid="00797f83" officeooo:paragraph-rsid="00751e6c"/>
    </style:style>
    <style:style style:name="P45" style:family="paragraph" style:parent-style-name="Standard">
      <style:text-properties officeooo:rsid="00876e30" officeooo:paragraph-rsid="00876e30"/>
    </style:style>
    <style:style style:name="P46" style:family="paragraph" style:parent-style-name="Standard">
      <style:text-properties officeooo:rsid="008a772c" officeooo:paragraph-rsid="00876e30"/>
    </style:style>
    <style:style style:name="P47" style:family="paragraph" style:parent-style-name="Standard">
      <style:text-properties officeooo:rsid="0093371f" officeooo:paragraph-rsid="0093371f"/>
    </style:style>
    <style:style style:name="P48" style:family="paragraph" style:parent-style-name="Standard">
      <style:text-properties officeooo:rsid="0093b07c" officeooo:paragraph-rsid="0093b07c"/>
    </style:style>
    <style:style style:name="P49" style:family="paragraph" style:parent-style-name="Standard">
      <style:text-properties officeooo:rsid="00955181" officeooo:paragraph-rsid="00955181"/>
    </style:style>
    <style:style style:name="P50" style:family="paragraph" style:parent-style-name="Standard">
      <style:text-properties officeooo:rsid="0097092e" officeooo:paragraph-rsid="0097092e"/>
    </style:style>
    <style:style style:name="P51" style:family="paragraph" style:parent-style-name="Standard">
      <style:text-properties officeooo:rsid="0099237b" officeooo:paragraph-rsid="0099237b"/>
    </style:style>
    <style:style style:name="P52" style:family="paragraph" style:parent-style-name="Standard">
      <style:text-properties officeooo:rsid="009dd24f" officeooo:paragraph-rsid="009dd24f"/>
    </style:style>
    <style:style style:name="P53" style:family="paragraph" style:parent-style-name="Standard">
      <style:text-properties officeooo:rsid="009e1c7f" officeooo:paragraph-rsid="009e1c7f"/>
    </style:style>
    <style:style style:name="P54" style:family="paragraph" style:parent-style-name="Standard">
      <style:text-properties officeooo:rsid="00a00f8c" officeooo:paragraph-rsid="00a00f8c"/>
    </style:style>
    <style:style style:name="P55" style:family="paragraph" style:parent-style-name="Standard">
      <style:text-properties officeooo:rsid="00a0d002" officeooo:paragraph-rsid="00a0d002"/>
    </style:style>
    <style:style style:name="P56" style:family="paragraph" style:parent-style-name="Standard">
      <style:text-properties officeooo:rsid="00a22272" officeooo:paragraph-rsid="00a22272"/>
    </style:style>
    <style:style style:name="P57" style:family="paragraph" style:parent-style-name="Standard">
      <style:text-properties officeooo:rsid="00a783ca" officeooo:paragraph-rsid="00a783ca"/>
    </style:style>
    <style:style style:name="P58" style:family="paragraph" style:parent-style-name="Standard">
      <style:text-properties officeooo:rsid="00a783ca" officeooo:paragraph-rsid="00ac1783"/>
    </style:style>
    <style:style style:name="P59" style:family="paragraph" style:parent-style-name="Standard">
      <style:text-properties officeooo:rsid="00ac1783" officeooo:paragraph-rsid="00ac1783"/>
    </style:style>
    <style:style style:name="P60" style:family="paragraph" style:parent-style-name="Standard">
      <style:text-properties officeooo:rsid="00b6b3fe" officeooo:paragraph-rsid="00b6b3fe"/>
    </style:style>
    <style:style style:name="P61" style:family="paragraph" style:parent-style-name="Standard">
      <style:text-properties officeooo:rsid="00b8e857" officeooo:paragraph-rsid="00b8e857"/>
    </style:style>
    <style:style style:name="P62" style:family="paragraph" style:parent-style-name="Standard">
      <style:text-properties officeooo:rsid="00b9befd" officeooo:paragraph-rsid="00b9befd"/>
    </style:style>
    <style:style style:name="P63" style:family="paragraph" style:parent-style-name="Standard">
      <style:text-properties officeooo:rsid="00bbcb01" officeooo:paragraph-rsid="00bbcb01"/>
    </style:style>
    <style:style style:name="P64" style:family="paragraph" style:parent-style-name="Standard">
      <style:text-properties officeooo:rsid="00be2c4c" officeooo:paragraph-rsid="00be2c4c"/>
    </style:style>
    <style:style style:name="P65" style:family="paragraph" style:parent-style-name="Standard">
      <style:text-properties officeooo:rsid="00c005d0" officeooo:paragraph-rsid="00c005d0"/>
    </style:style>
    <style:style style:name="P66" style:family="paragraph" style:parent-style-name="Standard">
      <style:text-properties officeooo:rsid="00c41620" officeooo:paragraph-rsid="00c41620"/>
    </style:style>
    <style:style style:name="P67" style:family="paragraph" style:parent-style-name="Standard">
      <style:text-properties officeooo:rsid="00c58d23" officeooo:paragraph-rsid="00c58d23"/>
    </style:style>
    <style:style style:name="P68" style:family="paragraph" style:parent-style-name="Standard">
      <style:text-properties officeooo:rsid="00c63fdf" officeooo:paragraph-rsid="00c63fdf"/>
    </style:style>
    <style:style style:name="P69" style:family="paragraph" style:parent-style-name="Standard">
      <style:text-properties officeooo:rsid="00c95897" officeooo:paragraph-rsid="00c95897"/>
    </style:style>
    <style:style style:name="P70" style:family="paragraph" style:parent-style-name="Standard">
      <style:text-properties officeooo:rsid="00cc16cc" officeooo:paragraph-rsid="00ce354e"/>
    </style:style>
    <style:style style:name="P71" style:family="paragraph" style:parent-style-name="Standard">
      <style:text-properties officeooo:rsid="00d0125e" officeooo:paragraph-rsid="00d0125e"/>
    </style:style>
    <style:style style:name="P72" style:family="paragraph" style:parent-style-name="Standard">
      <style:text-properties officeooo:rsid="00d5f5ef" officeooo:paragraph-rsid="00d5f5ef"/>
    </style:style>
    <style:style style:name="P73" style:family="paragraph" style:parent-style-name="Standard">
      <style:text-properties officeooo:rsid="00d710e6" officeooo:paragraph-rsid="00d710e6"/>
    </style:style>
    <style:style style:name="P74" style:family="paragraph" style:parent-style-name="Standard">
      <style:text-properties officeooo:rsid="00d8c666" officeooo:paragraph-rsid="00d8c666"/>
    </style:style>
    <style:style style:name="P75" style:family="paragraph" style:parent-style-name="Standard">
      <style:text-properties officeooo:rsid="00d96210" officeooo:paragraph-rsid="00d96210"/>
    </style:style>
    <style:style style:name="P76" style:family="paragraph" style:parent-style-name="Standard">
      <style:text-properties officeooo:rsid="00dad3eb" officeooo:paragraph-rsid="00dad3eb"/>
    </style:style>
    <style:style style:name="P77" style:family="paragraph" style:parent-style-name="Standard">
      <style:text-properties officeooo:rsid="00db9ea5" officeooo:paragraph-rsid="00db9ea5"/>
    </style:style>
    <style:style style:name="P78" style:family="paragraph" style:parent-style-name="Standard">
      <style:text-properties officeooo:rsid="00dcc030" officeooo:paragraph-rsid="00dcc030"/>
    </style:style>
    <style:style style:name="P79" style:family="paragraph" style:parent-style-name="Standard">
      <style:text-properties officeooo:rsid="00de53b8" officeooo:paragraph-rsid="00de53b8"/>
    </style:style>
    <style:style style:name="P80" style:family="paragraph" style:parent-style-name="Standard">
      <style:text-properties officeooo:rsid="00dec176" officeooo:paragraph-rsid="00e1925b"/>
    </style:style>
    <style:style style:name="P81" style:family="paragraph" style:parent-style-name="Standard">
      <style:text-properties officeooo:rsid="00e1acc8" officeooo:paragraph-rsid="00e1acc8"/>
    </style:style>
    <style:style style:name="P82" style:family="paragraph" style:parent-style-name="Standard">
      <style:text-properties officeooo:rsid="00e39f6f" officeooo:paragraph-rsid="00e39f6f"/>
    </style:style>
    <style:style style:name="P83" style:family="paragraph" style:parent-style-name="Standard">
      <style:text-properties officeooo:rsid="00e63e43" officeooo:paragraph-rsid="00e63e43"/>
    </style:style>
    <style:style style:name="P84" style:family="paragraph" style:parent-style-name="Standard">
      <style:text-properties officeooo:rsid="00e9aefd" officeooo:paragraph-rsid="00e9aefd"/>
    </style:style>
    <style:style style:name="P85" style:family="paragraph" style:parent-style-name="Standard">
      <style:text-properties officeooo:rsid="00ce354e" officeooo:paragraph-rsid="00ce354e"/>
    </style:style>
    <style:style style:name="P86" style:family="paragraph" style:parent-style-name="Standard">
      <style:text-properties officeooo:rsid="00ec4d3b" officeooo:paragraph-rsid="00ec4d3b"/>
    </style:style>
    <style:style style:name="P87" style:family="paragraph" style:parent-style-name="Standard">
      <style:text-properties officeooo:rsid="00ed36a6" officeooo:paragraph-rsid="00ed36a6"/>
    </style:style>
    <style:style style:name="P88" style:family="paragraph" style:parent-style-name="Standard">
      <style:text-properties officeooo:rsid="00edf622" officeooo:paragraph-rsid="00edf622"/>
    </style:style>
    <style:style style:name="P89" style:family="paragraph" style:parent-style-name="Standard">
      <style:text-properties officeooo:rsid="00edf622" officeooo:paragraph-rsid="00f18350"/>
    </style:style>
    <style:style style:name="P90" style:family="paragraph" style:parent-style-name="Standard">
      <style:text-properties officeooo:rsid="00edf622" officeooo:paragraph-rsid="00f3661a"/>
    </style:style>
    <style:style style:name="P91" style:family="paragraph" style:parent-style-name="Standard">
      <style:text-properties officeooo:rsid="00edf622" officeooo:paragraph-rsid="00f52461"/>
    </style:style>
    <style:style style:name="P92" style:family="paragraph" style:parent-style-name="Standard">
      <style:text-properties officeooo:rsid="00edf622" officeooo:paragraph-rsid="010f52c2"/>
    </style:style>
    <style:style style:name="P93" style:family="paragraph" style:parent-style-name="Standard">
      <style:text-properties officeooo:rsid="00edf622" officeooo:paragraph-rsid="010f619c"/>
    </style:style>
    <style:style style:name="P94" style:family="paragraph" style:parent-style-name="Standard">
      <style:text-properties officeooo:rsid="00fe0cc0" officeooo:paragraph-rsid="00fe0cc0"/>
    </style:style>
    <style:style style:name="P95" style:family="paragraph" style:parent-style-name="Standard">
      <style:text-properties officeooo:rsid="01031447" officeooo:paragraph-rsid="01031447"/>
    </style:style>
    <style:style style:name="P96" style:family="paragraph" style:parent-style-name="Standard">
      <style:text-properties officeooo:rsid="0106bc06" officeooo:paragraph-rsid="0106bc06"/>
    </style:style>
    <style:style style:name="P97" style:family="paragraph" style:parent-style-name="Standard">
      <style:text-properties officeooo:rsid="0108f67d" officeooo:paragraph-rsid="0108f67d"/>
    </style:style>
    <style:style style:name="P98" style:family="paragraph" style:parent-style-name="Standard">
      <style:text-properties officeooo:rsid="00f18350" officeooo:paragraph-rsid="00f3661a"/>
    </style:style>
    <style:style style:name="P99" style:family="paragraph" style:parent-style-name="Standard">
      <style:text-properties officeooo:rsid="00f3661a" officeooo:paragraph-rsid="00f3661a"/>
    </style:style>
    <style:style style:name="P100" style:family="paragraph" style:parent-style-name="Standard">
      <style:text-properties officeooo:rsid="00f3661a" officeooo:paragraph-rsid="0106bc06"/>
    </style:style>
    <style:style style:name="P101" style:family="paragraph" style:parent-style-name="Standard">
      <style:text-properties officeooo:rsid="010af220" officeooo:paragraph-rsid="0108f67d"/>
    </style:style>
    <style:style style:name="P102" style:family="paragraph" style:parent-style-name="Standard">
      <style:text-properties officeooo:rsid="00f52461" officeooo:paragraph-rsid="00f52461"/>
    </style:style>
    <style:style style:name="P103" style:family="paragraph" style:parent-style-name="Standard">
      <style:text-properties officeooo:rsid="01011836" officeooo:paragraph-rsid="00f52461"/>
    </style:style>
    <style:style style:name="P104" style:family="paragraph" style:parent-style-name="Standard">
      <style:text-properties officeooo:rsid="0110fed3" officeooo:paragraph-rsid="0110fed3"/>
    </style:style>
    <style:style style:name="P105" style:family="paragraph" style:parent-style-name="Standard">
      <style:text-properties officeooo:rsid="0115f245" officeooo:paragraph-rsid="0115f245"/>
    </style:style>
    <style:style style:name="P106" style:family="paragraph" style:parent-style-name="Standard">
      <style:text-properties officeooo:rsid="011895e2" officeooo:paragraph-rsid="011895e2"/>
    </style:style>
    <style:style style:name="P107" style:family="paragraph" style:parent-style-name="Standard">
      <style:text-properties officeooo:rsid="011cee0e" officeooo:paragraph-rsid="011cee0e"/>
    </style:style>
    <style:style style:name="P108" style:family="paragraph" style:parent-style-name="Standard">
      <style:text-properties officeooo:rsid="011e7a6d" officeooo:paragraph-rsid="011e7a6d"/>
    </style:style>
    <style:style style:name="P109" style:family="paragraph" style:parent-style-name="Standard">
      <style:text-properties officeooo:rsid="011fa43d" officeooo:paragraph-rsid="011fa43d"/>
    </style:style>
    <style:style style:name="P110" style:family="paragraph" style:parent-style-name="Standard">
      <style:text-properties officeooo:rsid="0121a247" officeooo:paragraph-rsid="0121a247"/>
    </style:style>
    <style:style style:name="P111" style:family="paragraph" style:parent-style-name="Standard">
      <style:text-properties officeooo:rsid="0123caa5" officeooo:paragraph-rsid="0123caa5"/>
    </style:style>
    <style:style style:name="P112" style:family="paragraph" style:parent-style-name="Standard">
      <style:text-properties officeooo:rsid="012448e4" officeooo:paragraph-rsid="012448e4"/>
    </style:style>
    <style:style style:name="P113" style:family="paragraph" style:parent-style-name="Standard">
      <style:text-properties officeooo:rsid="010e912d" officeooo:paragraph-rsid="010e912d"/>
    </style:style>
    <style:style style:name="P114" style:family="paragraph" style:parent-style-name="Standard">
      <style:text-properties officeooo:rsid="0127fcde" officeooo:paragraph-rsid="0127fcde"/>
    </style:style>
    <style:style style:name="P115" style:family="paragraph" style:parent-style-name="Standard">
      <style:text-properties officeooo:rsid="012855d7" officeooo:paragraph-rsid="012855d7"/>
    </style:style>
    <style:style style:name="P116" style:family="paragraph" style:parent-style-name="Standard">
      <style:text-properties officeooo:rsid="0129ad84" officeooo:paragraph-rsid="0129ad84"/>
    </style:style>
    <style:style style:name="P117" style:family="paragraph" style:parent-style-name="Standard">
      <style:text-properties officeooo:rsid="012af7b7" officeooo:paragraph-rsid="012af7b7"/>
    </style:style>
    <style:style style:name="P118" style:family="paragraph" style:parent-style-name="Standard">
      <style:text-properties officeooo:rsid="012c1c53" officeooo:paragraph-rsid="012c1c53"/>
    </style:style>
    <style:style style:name="P119" style:family="paragraph" style:parent-style-name="Standard">
      <style:text-properties officeooo:rsid="012c8591" officeooo:paragraph-rsid="012c8591"/>
    </style:style>
    <style:style style:name="P120" style:family="paragraph" style:parent-style-name="Standard">
      <style:text-properties officeooo:rsid="012d52c3" officeooo:paragraph-rsid="012d52c3"/>
    </style:style>
    <style:style style:name="P121" style:family="paragraph" style:parent-style-name="Standard">
      <style:text-properties officeooo:rsid="012fc8b7" officeooo:paragraph-rsid="012fc8b7"/>
    </style:style>
    <style:style style:name="P122" style:family="paragraph" style:parent-style-name="Standard">
      <style:text-properties officeooo:rsid="01308976" officeooo:paragraph-rsid="01308976"/>
    </style:style>
    <style:style style:name="P123" style:family="paragraph" style:parent-style-name="Standard">
      <style:text-properties officeooo:rsid="01328f95" officeooo:paragraph-rsid="01328f95"/>
    </style:style>
    <style:style style:name="P124" style:family="paragraph" style:parent-style-name="Standard">
      <style:text-properties officeooo:rsid="0135ac47" officeooo:paragraph-rsid="0135ac47"/>
    </style:style>
    <style:style style:name="P125" style:family="paragraph" style:parent-style-name="Standard">
      <style:text-properties officeooo:rsid="0136c716" officeooo:paragraph-rsid="0136c716"/>
    </style:style>
    <style:style style:name="P126" style:family="paragraph" style:parent-style-name="Standard">
      <style:text-properties officeooo:rsid="0137beec" officeooo:paragraph-rsid="0137beec"/>
    </style:style>
    <style:style style:name="P127" style:family="paragraph" style:parent-style-name="Standard">
      <style:text-properties officeooo:rsid="013881ff" officeooo:paragraph-rsid="013881ff"/>
    </style:style>
    <style:style style:name="P128" style:family="paragraph" style:parent-style-name="Standard">
      <style:text-properties officeooo:rsid="013947e7" officeooo:paragraph-rsid="013947e7"/>
    </style:style>
    <style:style style:name="P129" style:family="paragraph" style:parent-style-name="Standard">
      <style:text-properties officeooo:rsid="013a3909" officeooo:paragraph-rsid="013a3909"/>
    </style:style>
    <style:style style:name="P130" style:family="paragraph" style:parent-style-name="Standard">
      <style:text-properties officeooo:rsid="013cd0cb" officeooo:paragraph-rsid="013cd0cb"/>
    </style:style>
    <style:style style:name="P131" style:family="paragraph" style:parent-style-name="Standard">
      <style:text-properties officeooo:rsid="013e37b8" officeooo:paragraph-rsid="013e37b8"/>
    </style:style>
    <style:style style:name="P132" style:family="paragraph" style:parent-style-name="Standard">
      <style:text-properties officeooo:rsid="01413b90" officeooo:paragraph-rsid="01413b90"/>
    </style:style>
    <style:style style:name="P133" style:family="paragraph" style:parent-style-name="Standard">
      <style:text-properties officeooo:rsid="0143f698" officeooo:paragraph-rsid="0143f698"/>
    </style:style>
    <style:style style:name="P134" style:family="paragraph" style:parent-style-name="Standard">
      <style:text-properties officeooo:rsid="01459fcc" officeooo:paragraph-rsid="01459fcc"/>
    </style:style>
    <style:style style:name="P135" style:family="paragraph" style:parent-style-name="Standard">
      <style:text-properties officeooo:rsid="0146b318" officeooo:paragraph-rsid="0146b318"/>
    </style:style>
    <style:style style:name="P136" style:family="paragraph" style:parent-style-name="Standard">
      <style:text-properties officeooo:rsid="0148f2f4" officeooo:paragraph-rsid="0148f2f4"/>
    </style:style>
    <style:style style:name="P137" style:family="paragraph" style:parent-style-name="Standard">
      <style:text-properties officeooo:rsid="0149b459" officeooo:paragraph-rsid="0149b459"/>
    </style:style>
    <style:style style:name="P138" style:family="paragraph" style:parent-style-name="Standard">
      <style:text-properties officeooo:rsid="014c6c03" officeooo:paragraph-rsid="014c6c03"/>
    </style:style>
    <style:style style:name="P139" style:family="paragraph" style:parent-style-name="Standard">
      <style:text-properties officeooo:rsid="014d280b" officeooo:paragraph-rsid="014d280b"/>
    </style:style>
    <style:style style:name="P140" style:family="paragraph" style:parent-style-name="Standard">
      <style:text-properties officeooo:rsid="0154bd32" officeooo:paragraph-rsid="0154bd32"/>
    </style:style>
    <style:style style:name="P141" style:family="paragraph" style:parent-style-name="Standard">
      <style:text-properties officeooo:rsid="0155f7dd" officeooo:paragraph-rsid="0155f7dd"/>
    </style:style>
    <style:style style:name="P142" style:family="paragraph" style:parent-style-name="Standard">
      <style:text-properties officeooo:rsid="01562d9e" officeooo:paragraph-rsid="01562d9e"/>
    </style:style>
    <style:style style:name="P143" style:family="paragraph" style:parent-style-name="Standard">
      <style:text-properties officeooo:rsid="015a83b3" officeooo:paragraph-rsid="015a83b3"/>
    </style:style>
    <style:style style:name="P144" style:family="paragraph" style:parent-style-name="Standard">
      <style:text-properties officeooo:rsid="015bc509" officeooo:paragraph-rsid="015bc509"/>
    </style:style>
    <style:style style:name="P145" style:family="paragraph" style:parent-style-name="Standard">
      <style:text-properties officeooo:rsid="015c784f" officeooo:paragraph-rsid="015c784f"/>
    </style:style>
    <style:style style:name="P146" style:family="paragraph" style:parent-style-name="Standard">
      <style:text-properties officeooo:rsid="015db50e" officeooo:paragraph-rsid="015db50e"/>
    </style:style>
    <style:style style:name="P147" style:family="paragraph" style:parent-style-name="Standard">
      <style:text-properties officeooo:rsid="015dec3f" officeooo:paragraph-rsid="015dec3f"/>
    </style:style>
    <style:style style:name="P148" style:family="paragraph" style:parent-style-name="Standard">
      <style:text-properties officeooo:rsid="015f127d" officeooo:paragraph-rsid="015f127d"/>
    </style:style>
    <style:style style:name="P149" style:family="paragraph" style:parent-style-name="Standard">
      <style:text-properties officeooo:rsid="0160b6a9" officeooo:paragraph-rsid="016306c1"/>
    </style:style>
    <style:style style:name="P150" style:family="paragraph" style:parent-style-name="Standard">
      <style:text-properties officeooo:rsid="0164ca26" officeooo:paragraph-rsid="0164ca26"/>
    </style:style>
    <style:style style:name="P151" style:family="paragraph" style:parent-style-name="Standard">
      <style:text-properties officeooo:rsid="01668a16" officeooo:paragraph-rsid="01668a16"/>
    </style:style>
    <style:style style:name="P152" style:family="paragraph" style:parent-style-name="Standard">
      <style:text-properties officeooo:rsid="0167b0fe" officeooo:paragraph-rsid="0167b0fe"/>
    </style:style>
    <style:style style:name="P153" style:family="paragraph" style:parent-style-name="Standard">
      <style:text-properties officeooo:rsid="01696af6" officeooo:paragraph-rsid="01696af6"/>
    </style:style>
    <style:style style:name="P154" style:family="paragraph" style:parent-style-name="Standard">
      <style:text-properties officeooo:rsid="016a836d" officeooo:paragraph-rsid="016a836d"/>
    </style:style>
    <style:style style:name="P155" style:family="paragraph" style:parent-style-name="Standard">
      <style:text-properties officeooo:rsid="016c7abb" officeooo:paragraph-rsid="016c7abb"/>
    </style:style>
    <style:style style:name="P156" style:family="paragraph" style:parent-style-name="Standard">
      <style:text-properties officeooo:rsid="016d2794" officeooo:paragraph-rsid="016d2794"/>
    </style:style>
    <style:style style:name="P157" style:family="paragraph" style:parent-style-name="Standard">
      <style:text-properties officeooo:rsid="016fc066" officeooo:paragraph-rsid="016fc066"/>
    </style:style>
    <style:style style:name="P158" style:family="paragraph" style:parent-style-name="Standard">
      <style:text-properties officeooo:rsid="01710452" officeooo:paragraph-rsid="01710452"/>
    </style:style>
    <style:style style:name="P159" style:family="paragraph" style:parent-style-name="Standard">
      <style:text-properties officeooo:rsid="01715d55" officeooo:paragraph-rsid="01715d55"/>
    </style:style>
    <style:style style:name="P160" style:family="paragraph" style:parent-style-name="Standard">
      <style:text-properties officeooo:rsid="017442a6" officeooo:paragraph-rsid="017442a6"/>
    </style:style>
    <style:style style:name="P161" style:family="paragraph" style:parent-style-name="Standard">
      <style:text-properties officeooo:rsid="0176b630" officeooo:paragraph-rsid="0176b630"/>
    </style:style>
    <style:style style:name="P162" style:family="paragraph" style:parent-style-name="Standard">
      <style:text-properties officeooo:rsid="01775eaa" officeooo:paragraph-rsid="01775eaa"/>
    </style:style>
    <style:style style:name="P163" style:family="paragraph" style:parent-style-name="Standard">
      <style:text-properties officeooo:rsid="0178dd23" officeooo:paragraph-rsid="0178dd23"/>
    </style:style>
    <style:style style:name="P164" style:family="paragraph" style:parent-style-name="Standard">
      <style:text-properties officeooo:rsid="017a946c" officeooo:paragraph-rsid="017a946c"/>
    </style:style>
    <style:style style:name="P165" style:family="paragraph" style:parent-style-name="Standard">
      <style:text-properties officeooo:rsid="017c3d19" officeooo:paragraph-rsid="017c3d19"/>
    </style:style>
    <style:style style:name="P166" style:family="paragraph" style:parent-style-name="Standard">
      <style:text-properties officeooo:rsid="017f505d" officeooo:paragraph-rsid="017f505d"/>
    </style:style>
    <style:style style:name="P167" style:family="paragraph" style:parent-style-name="Standard">
      <style:text-properties officeooo:rsid="0184e47b" officeooo:paragraph-rsid="0184e47b"/>
    </style:style>
    <style:style style:name="P168" style:family="paragraph" style:parent-style-name="Standard">
      <style:text-properties officeooo:rsid="0186bc87" officeooo:paragraph-rsid="0186bc87"/>
    </style:style>
    <style:style style:name="P169" style:family="paragraph" style:parent-style-name="Standard">
      <style:text-properties officeooo:rsid="0186d008" officeooo:paragraph-rsid="0186d008"/>
    </style:style>
    <style:style style:name="P170" style:family="paragraph" style:parent-style-name="Standard">
      <style:text-properties officeooo:rsid="01890ba9" officeooo:paragraph-rsid="01890ba9"/>
    </style:style>
    <style:style style:name="P171" style:family="paragraph" style:parent-style-name="Standard">
      <style:text-properties officeooo:rsid="01890ba9" officeooo:paragraph-rsid="018bceb3"/>
    </style:style>
    <style:style style:name="P172" style:family="paragraph" style:parent-style-name="Standard">
      <style:text-properties officeooo:rsid="018dc583" officeooo:paragraph-rsid="018dc583"/>
    </style:style>
    <style:style style:name="P173" style:family="paragraph" style:parent-style-name="Standard">
      <style:text-properties officeooo:rsid="018e2f8a" officeooo:paragraph-rsid="018e2f8a"/>
    </style:style>
    <style:style style:name="P174" style:family="paragraph" style:parent-style-name="Standard">
      <style:text-properties officeooo:rsid="018e8d1c" officeooo:paragraph-rsid="018e8d1c"/>
    </style:style>
    <style:style style:name="P175" style:family="paragraph" style:parent-style-name="Standard">
      <style:text-properties officeooo:rsid="018faddc" officeooo:paragraph-rsid="018faddc"/>
    </style:style>
    <style:style style:name="P176" style:family="paragraph" style:parent-style-name="Standard">
      <style:text-properties officeooo:rsid="018faddc" officeooo:paragraph-rsid="0192b04f"/>
    </style:style>
    <style:style style:name="P177" style:family="paragraph" style:parent-style-name="Standard">
      <style:text-properties officeooo:rsid="0192b04f" officeooo:paragraph-rsid="0192b04f"/>
    </style:style>
    <style:style style:name="P178" style:family="paragraph" style:parent-style-name="Standard">
      <style:text-properties officeooo:rsid="0196ac93" officeooo:paragraph-rsid="0196ac93"/>
    </style:style>
    <style:style style:name="P179" style:family="paragraph" style:parent-style-name="Standard">
      <style:text-properties officeooo:rsid="01999775" officeooo:paragraph-rsid="0196ac93"/>
    </style:style>
    <style:style style:name="P180" style:family="paragraph" style:parent-style-name="Standard">
      <style:text-properties officeooo:rsid="01999775" officeooo:paragraph-rsid="01999775"/>
    </style:style>
    <style:style style:name="P181" style:family="paragraph" style:parent-style-name="Standard">
      <style:text-properties officeooo:rsid="019ca368" officeooo:paragraph-rsid="019ca368"/>
    </style:style>
    <style:style style:name="P182" style:family="paragraph" style:parent-style-name="Standard">
      <style:text-properties officeooo:rsid="019d2398" officeooo:paragraph-rsid="019d2398"/>
    </style:style>
    <style:style style:name="P183" style:family="paragraph" style:parent-style-name="Standard">
      <style:text-properties officeooo:rsid="019ec6ae" officeooo:paragraph-rsid="019ec6ae"/>
    </style:style>
    <style:style style:name="P184" style:family="paragraph" style:parent-style-name="Standard">
      <style:text-properties officeooo:rsid="01a06eec" officeooo:paragraph-rsid="01a06eec"/>
    </style:style>
    <style:style style:name="P185" style:family="paragraph" style:parent-style-name="Standard">
      <style:text-properties officeooo:rsid="01a0d42d" officeooo:paragraph-rsid="01a0d42d"/>
    </style:style>
    <style:style style:name="P186" style:family="paragraph" style:parent-style-name="Standard">
      <style:text-properties officeooo:rsid="01a1d8d1" officeooo:paragraph-rsid="01a1d8d1"/>
    </style:style>
    <style:style style:name="P187" style:family="paragraph" style:parent-style-name="Standard">
      <style:text-properties officeooo:rsid="01a3568c" officeooo:paragraph-rsid="01a3568c"/>
    </style:style>
    <style:style style:name="P188" style:family="paragraph" style:parent-style-name="Standard">
      <style:text-properties officeooo:rsid="01a4fcaf" officeooo:paragraph-rsid="01a4fcaf"/>
    </style:style>
    <style:style style:name="P189" style:family="paragraph" style:parent-style-name="Standard">
      <style:text-properties officeooo:rsid="01a68eb3" officeooo:paragraph-rsid="01a68eb3"/>
    </style:style>
    <style:style style:name="P190" style:family="paragraph" style:parent-style-name="Standard">
      <style:text-properties officeooo:rsid="01a7dcc0" officeooo:paragraph-rsid="01a7dcc0"/>
    </style:style>
    <style:style style:name="P191" style:family="paragraph" style:parent-style-name="Standard">
      <style:text-properties officeooo:rsid="01a8b434" officeooo:paragraph-rsid="01a8b434"/>
    </style:style>
    <style:style style:name="P192" style:family="paragraph" style:parent-style-name="Standard">
      <style:text-properties officeooo:rsid="01a92ce8" officeooo:paragraph-rsid="01a92ce8"/>
    </style:style>
    <style:style style:name="P193" style:family="paragraph" style:parent-style-name="Standard">
      <style:text-properties officeooo:rsid="01b0abaf" officeooo:paragraph-rsid="01b0abaf"/>
    </style:style>
    <style:style style:name="P194" style:family="paragraph" style:parent-style-name="Standard">
      <style:text-properties officeooo:rsid="01b0abaf" officeooo:paragraph-rsid="01e18775"/>
    </style:style>
    <style:style style:name="P195" style:family="paragraph" style:parent-style-name="Standard">
      <style:text-properties officeooo:rsid="01b23d35" officeooo:paragraph-rsid="01b23d35"/>
    </style:style>
    <style:style style:name="P196" style:family="paragraph" style:parent-style-name="Standard">
      <style:text-properties officeooo:rsid="01b436d1" officeooo:paragraph-rsid="01b436d1"/>
    </style:style>
    <style:style style:name="P197" style:family="paragraph" style:parent-style-name="Standard">
      <style:text-properties officeooo:rsid="01b57964" officeooo:paragraph-rsid="01b57964"/>
    </style:style>
    <style:style style:name="P198" style:family="paragraph" style:parent-style-name="Standard">
      <style:text-properties officeooo:rsid="01bc8b1a" officeooo:paragraph-rsid="01bc8b1a"/>
    </style:style>
    <style:style style:name="P199" style:family="paragraph" style:parent-style-name="Standard">
      <style:text-properties officeooo:rsid="01be21e6" officeooo:paragraph-rsid="01be21e6"/>
    </style:style>
    <style:style style:name="P200" style:family="paragraph" style:parent-style-name="Standard">
      <style:text-properties officeooo:rsid="01be8aa4" officeooo:paragraph-rsid="01be8aa4"/>
    </style:style>
    <style:style style:name="P201" style:family="paragraph" style:parent-style-name="Standard">
      <style:text-properties officeooo:rsid="01c0402b" officeooo:paragraph-rsid="01c0402b"/>
    </style:style>
    <style:style style:name="P202" style:family="paragraph" style:parent-style-name="Standard">
      <style:text-properties officeooo:rsid="01c189ac" officeooo:paragraph-rsid="01c189ac"/>
    </style:style>
    <style:style style:name="P203" style:family="paragraph" style:parent-style-name="Standard">
      <style:text-properties officeooo:rsid="01c43f8b" officeooo:paragraph-rsid="01c43f8b"/>
    </style:style>
    <style:style style:name="P204" style:family="paragraph" style:parent-style-name="Standard">
      <style:text-properties officeooo:rsid="01c8fc44" officeooo:paragraph-rsid="01c8fc44"/>
    </style:style>
    <style:style style:name="P205" style:family="paragraph" style:parent-style-name="Standard">
      <style:text-properties fo:font-weight="bold" officeooo:rsid="01b0abaf" officeooo:paragraph-rsid="01b0abaf" style:font-weight-asian="bold" style:font-weight-complex="bold"/>
    </style:style>
    <style:style style:name="P206" style:family="paragraph" style:parent-style-name="Standard">
      <style:text-properties fo:font-weight="bold" officeooo:rsid="0211d97a" officeooo:paragraph-rsid="0211d97a" style:font-weight-asian="bold" style:font-weight-complex="bold"/>
    </style:style>
    <style:style style:name="P207" style:family="paragraph" style:parent-style-name="Standard">
      <style:text-properties fo:font-weight="bold" officeooo:rsid="02005e18" officeooo:paragraph-rsid="02005e18" style:font-weight-asian="bold" style:font-weight-complex="bold"/>
    </style:style>
    <style:style style:name="P208" style:family="paragraph" style:parent-style-name="Standard">
      <style:text-properties fo:font-weight="bold" officeooo:rsid="021d65fb" officeooo:paragraph-rsid="021d65fb" style:font-weight-asian="bold" style:font-weight-complex="bold"/>
    </style:style>
    <style:style style:name="P209" style:family="paragraph" style:parent-style-name="Standard">
      <style:text-properties fo:font-weight="bold" officeooo:rsid="02262ba1" officeooo:paragraph-rsid="02262ba1" style:font-weight-asian="bold" style:font-weight-complex="bold"/>
    </style:style>
    <style:style style:name="P210" style:family="paragraph" style:parent-style-name="Standard">
      <style:text-properties officeooo:rsid="01ccb751" officeooo:paragraph-rsid="01ccb751"/>
    </style:style>
    <style:style style:name="P211" style:family="paragraph" style:parent-style-name="Standard">
      <style:text-properties officeooo:rsid="01d41f5d" officeooo:paragraph-rsid="01d41f5d"/>
    </style:style>
    <style:style style:name="P212" style:family="paragraph" style:parent-style-name="Standard">
      <style:text-properties officeooo:rsid="01d46494" officeooo:paragraph-rsid="01d46494"/>
    </style:style>
    <style:style style:name="P213" style:family="paragraph" style:parent-style-name="Standard">
      <style:text-properties officeooo:rsid="01d5a618" officeooo:paragraph-rsid="01d5a618"/>
    </style:style>
    <style:style style:name="P214" style:family="paragraph" style:parent-style-name="Standard">
      <style:text-properties officeooo:rsid="01d5f72f" officeooo:paragraph-rsid="01d5f72f"/>
    </style:style>
    <style:style style:name="P215" style:family="paragraph" style:parent-style-name="Standard">
      <style:text-properties officeooo:rsid="01d90bfb" officeooo:paragraph-rsid="01d90bfb"/>
    </style:style>
    <style:style style:name="P216" style:family="paragraph" style:parent-style-name="Standard">
      <style:text-properties officeooo:rsid="01ece8cc" officeooo:paragraph-rsid="01ece8cc"/>
    </style:style>
    <style:style style:name="P217" style:family="paragraph" style:parent-style-name="Standard">
      <style:text-properties officeooo:rsid="01edf870" officeooo:paragraph-rsid="01edf870"/>
    </style:style>
    <style:style style:name="P218" style:family="paragraph" style:parent-style-name="Standard">
      <style:text-properties officeooo:rsid="01ef1f27" officeooo:paragraph-rsid="01ef1f27"/>
    </style:style>
    <style:style style:name="P219" style:family="paragraph" style:parent-style-name="Standard">
      <style:text-properties officeooo:rsid="01f244d0" officeooo:paragraph-rsid="01f244d0"/>
    </style:style>
    <style:style style:name="P220" style:family="paragraph" style:parent-style-name="Standard">
      <style:text-properties officeooo:rsid="01f4b169" officeooo:paragraph-rsid="01f4b169"/>
    </style:style>
    <style:style style:name="P221" style:family="paragraph" style:parent-style-name="Standard">
      <style:text-properties officeooo:rsid="01f5afca" officeooo:paragraph-rsid="01f5afca"/>
    </style:style>
    <style:style style:name="P222" style:family="paragraph" style:parent-style-name="Standard">
      <style:text-properties officeooo:rsid="01fab196" officeooo:paragraph-rsid="01fab196"/>
    </style:style>
    <style:style style:name="P223" style:family="paragraph" style:parent-style-name="Standard">
      <style:text-properties officeooo:rsid="01fb2be2" officeooo:paragraph-rsid="01fb2be2"/>
    </style:style>
    <style:style style:name="P224" style:family="paragraph" style:parent-style-name="Standard">
      <style:text-properties officeooo:rsid="01fd74bd" officeooo:paragraph-rsid="01fd74bd"/>
    </style:style>
    <style:style style:name="P225" style:family="paragraph" style:parent-style-name="Standard">
      <style:text-properties officeooo:rsid="02005e18" officeooo:paragraph-rsid="02005e18"/>
    </style:style>
    <style:style style:name="P226" style:family="paragraph" style:parent-style-name="Standard">
      <style:text-properties officeooo:rsid="0203115f" officeooo:paragraph-rsid="0203115f"/>
    </style:style>
    <style:style style:name="P227" style:family="paragraph" style:parent-style-name="Standard">
      <style:text-properties officeooo:rsid="02050b84" officeooo:paragraph-rsid="02050b84"/>
    </style:style>
    <style:style style:name="P228" style:family="paragraph" style:parent-style-name="Standard">
      <style:text-properties officeooo:rsid="02058bf1" officeooo:paragraph-rsid="02058bf1"/>
    </style:style>
    <style:style style:name="P229" style:family="paragraph" style:parent-style-name="Standard">
      <style:text-properties officeooo:rsid="020643a4" officeooo:paragraph-rsid="02098304"/>
    </style:style>
    <style:style style:name="P230" style:family="paragraph" style:parent-style-name="Standard">
      <style:text-properties officeooo:rsid="020643a4" officeooo:paragraph-rsid="020a9e01"/>
    </style:style>
    <style:style style:name="P231" style:family="paragraph" style:parent-style-name="Standard">
      <style:text-properties officeooo:rsid="020a9e01" officeooo:paragraph-rsid="020a9e01"/>
    </style:style>
    <style:style style:name="P232" style:family="paragraph" style:parent-style-name="Standard">
      <style:text-properties officeooo:rsid="020db0ed" officeooo:paragraph-rsid="020db0ed"/>
    </style:style>
    <style:style style:name="P233" style:family="paragraph" style:parent-style-name="Standard">
      <style:text-properties officeooo:rsid="0212f092" officeooo:paragraph-rsid="0212f092"/>
    </style:style>
    <style:style style:name="P234" style:family="paragraph" style:parent-style-name="Standard">
      <style:text-properties officeooo:rsid="0214c093" officeooo:paragraph-rsid="0214c093"/>
    </style:style>
    <style:style style:name="P235" style:family="paragraph" style:parent-style-name="Standard">
      <style:text-properties officeooo:rsid="0215ac7d" officeooo:paragraph-rsid="0215ac7d"/>
    </style:style>
    <style:style style:name="P236" style:family="paragraph" style:parent-style-name="Standard">
      <style:text-properties officeooo:rsid="02166c24" officeooo:paragraph-rsid="02166c24"/>
    </style:style>
    <style:style style:name="P237" style:family="paragraph" style:parent-style-name="Standard">
      <style:text-properties officeooo:rsid="021978e1" officeooo:paragraph-rsid="021978e1"/>
    </style:style>
    <style:style style:name="P238" style:family="paragraph" style:parent-style-name="Standard">
      <style:text-properties officeooo:rsid="021b5c45" officeooo:paragraph-rsid="021b5c45"/>
    </style:style>
    <style:style style:name="P239" style:family="paragraph" style:parent-style-name="Standard">
      <style:text-properties officeooo:rsid="021d65fb" officeooo:paragraph-rsid="021d65fb"/>
    </style:style>
    <style:style style:name="P240" style:family="paragraph" style:parent-style-name="Standard">
      <style:text-properties officeooo:rsid="021dc590" officeooo:paragraph-rsid="021dc590"/>
    </style:style>
    <style:style style:name="P241" style:family="paragraph" style:parent-style-name="Standard">
      <style:text-properties officeooo:rsid="021ec58b" officeooo:paragraph-rsid="021ec58b"/>
    </style:style>
    <style:style style:name="P242" style:family="paragraph" style:parent-style-name="Standard">
      <style:text-properties officeooo:rsid="021f5bb6" officeooo:paragraph-rsid="021f5bb6"/>
    </style:style>
    <style:style style:name="P243" style:family="paragraph" style:parent-style-name="Standard">
      <style:text-properties officeooo:rsid="02205acd" officeooo:paragraph-rsid="02205acd"/>
    </style:style>
    <style:style style:name="P244" style:family="paragraph" style:parent-style-name="Standard">
      <style:text-properties officeooo:rsid="0220f801" officeooo:paragraph-rsid="0220f801"/>
    </style:style>
    <style:style style:name="P245" style:family="paragraph" style:parent-style-name="Standard">
      <style:text-properties officeooo:rsid="02249f4e" officeooo:paragraph-rsid="02249f4e"/>
    </style:style>
    <style:style style:name="P246" style:family="paragraph" style:parent-style-name="Standard">
      <style:text-properties officeooo:rsid="02262ba1" officeooo:paragraph-rsid="02262ba1"/>
    </style:style>
    <style:style style:name="P247" style:family="paragraph" style:parent-style-name="Standard">
      <style:text-properties officeooo:rsid="0227fac4" officeooo:paragraph-rsid="0227fac4"/>
    </style:style>
    <style:style style:name="P248" style:family="paragraph" style:parent-style-name="Standard">
      <style:text-properties officeooo:rsid="02295567" officeooo:paragraph-rsid="02295567"/>
    </style:style>
    <style:style style:name="P249" style:family="paragraph" style:parent-style-name="Standard">
      <style:text-properties officeooo:rsid="0229d545" officeooo:paragraph-rsid="0229d545"/>
    </style:style>
    <style:style style:name="P250" style:family="paragraph" style:parent-style-name="Standard">
      <style:text-properties officeooo:rsid="0229fcc9" officeooo:paragraph-rsid="0229fcc9"/>
    </style:style>
    <style:style style:name="P251" style:family="paragraph" style:parent-style-name="Standard">
      <style:text-properties officeooo:rsid="022b3d95" officeooo:paragraph-rsid="022b3d95"/>
    </style:style>
    <style:style style:name="P252" style:family="paragraph" style:parent-style-name="Standard">
      <style:text-properties officeooo:rsid="022bc724" officeooo:paragraph-rsid="022bc724"/>
    </style:style>
    <style:style style:name="P253" style:family="paragraph" style:parent-style-name="Standard">
      <style:text-properties officeooo:rsid="022ec2bb" officeooo:paragraph-rsid="022ec2bb"/>
    </style:style>
    <style:style style:name="P254" style:family="paragraph" style:parent-style-name="Standard">
      <style:text-properties officeooo:rsid="02301704" officeooo:paragraph-rsid="02301704"/>
    </style:style>
    <style:style style:name="P255" style:family="paragraph" style:parent-style-name="Standard">
      <style:text-properties officeooo:rsid="0232dbb1" officeooo:paragraph-rsid="0232dbb1"/>
    </style:style>
    <style:style style:name="P256" style:family="paragraph" style:parent-style-name="Standard">
      <style:text-properties officeooo:rsid="023529ee" officeooo:paragraph-rsid="023529ee"/>
    </style:style>
    <style:style style:name="P257" style:family="paragraph" style:parent-style-name="Standard">
      <style:text-properties officeooo:rsid="02098304" officeooo:paragraph-rsid="02098304"/>
    </style:style>
    <style:style style:name="P258" style:family="paragraph" style:parent-style-name="Standard">
      <style:text-properties officeooo:rsid="02098304" officeooo:paragraph-rsid="020a9e01"/>
    </style:style>
    <style:style style:name="P259" style:family="paragraph" style:parent-style-name="Standard">
      <style:text-properties officeooo:rsid="023c0ec0" officeooo:paragraph-rsid="023c0ec0"/>
    </style:style>
    <style:style style:name="P260" style:family="paragraph" style:parent-style-name="Standard">
      <style:text-properties officeooo:rsid="023cf21c" officeooo:paragraph-rsid="023cf21c"/>
    </style:style>
    <style:style style:name="P261" style:family="paragraph" style:parent-style-name="Standard">
      <style:text-properties officeooo:rsid="023e5482" officeooo:paragraph-rsid="023e5482"/>
    </style:style>
    <style:style style:name="P262" style:family="paragraph" style:parent-style-name="Standard">
      <style:text-properties officeooo:rsid="0240327d" officeooo:paragraph-rsid="0240327d"/>
    </style:style>
    <style:style style:name="P263" style:family="paragraph" style:parent-style-name="Standard">
      <style:text-properties officeooo:rsid="02433b7c" officeooo:paragraph-rsid="02433b7c"/>
    </style:style>
    <style:style style:name="P264" style:family="paragraph" style:parent-style-name="Standard">
      <style:text-properties officeooo:rsid="02462161" officeooo:paragraph-rsid="02462161"/>
    </style:style>
    <style:style style:name="P265" style:family="paragraph" style:parent-style-name="Standard">
      <style:text-properties officeooo:rsid="024af62b" officeooo:paragraph-rsid="024af62b"/>
    </style:style>
    <style:style style:name="P266" style:family="paragraph" style:parent-style-name="Standard">
      <style:text-properties officeooo:rsid="0212f092" officeooo:paragraph-rsid="0212f092"/>
    </style:style>
    <style:style style:name="P267" style:family="paragraph" style:parent-style-name="Standard">
      <style:text-properties officeooo:rsid="025b700e" officeooo:paragraph-rsid="025b700e"/>
    </style:style>
    <style:style style:name="P268" style:family="paragraph" style:parent-style-name="Standard">
      <style:text-properties officeooo:rsid="025fb447" officeooo:paragraph-rsid="025fb447"/>
    </style:style>
    <style:style style:name="T1" style:family="text">
      <style:text-properties officeooo:rsid="000ea129"/>
    </style:style>
    <style:style style:name="T2" style:family="text">
      <style:text-properties officeooo:rsid="00104dc9"/>
    </style:style>
    <style:style style:name="T3" style:family="text">
      <style:text-properties officeooo:rsid="0010a971"/>
    </style:style>
    <style:style style:name="T4" style:family="text">
      <style:text-properties officeooo:rsid="0011d806"/>
    </style:style>
    <style:style style:name="T5" style:family="text">
      <style:text-properties officeooo:rsid="0013c7bc"/>
    </style:style>
    <style:style style:name="T6" style:family="text">
      <style:text-properties officeooo:rsid="00188b4e"/>
    </style:style>
    <style:style style:name="T7" style:family="text">
      <style:text-properties officeooo:rsid="0018c16f"/>
    </style:style>
    <style:style style:name="T8" style:family="text">
      <style:text-properties officeooo:rsid="001a0e86"/>
    </style:style>
    <style:style style:name="T9" style:family="text">
      <style:text-properties officeooo:rsid="001bd5ba"/>
    </style:style>
    <style:style style:name="T10" style:family="text">
      <style:text-properties officeooo:rsid="001bf519"/>
    </style:style>
    <style:style style:name="T11" style:family="text">
      <style:text-properties officeooo:rsid="0022f61d"/>
    </style:style>
    <style:style style:name="T12" style:family="text">
      <style:text-properties officeooo:rsid="0025ac4e"/>
    </style:style>
    <style:style style:name="T13" style:family="text">
      <style:text-properties officeooo:rsid="0028f078"/>
    </style:style>
    <style:style style:name="T14" style:family="text">
      <style:text-properties officeooo:rsid="002a9607"/>
    </style:style>
    <style:style style:name="T15" style:family="text">
      <style:text-properties officeooo:rsid="002ae7af"/>
    </style:style>
    <style:style style:name="T16" style:family="text">
      <style:text-properties officeooo:rsid="002c9c38"/>
    </style:style>
    <style:style style:name="T17" style:family="text">
      <style:text-properties officeooo:rsid="002dce97"/>
    </style:style>
    <style:style style:name="T18" style:family="text">
      <style:text-properties officeooo:rsid="002f1970"/>
    </style:style>
    <style:style style:name="T19" style:family="text">
      <style:text-properties officeooo:rsid="003283dd"/>
    </style:style>
    <style:style style:name="T20" style:family="text">
      <style:text-properties officeooo:rsid="0037c5e9"/>
    </style:style>
    <style:style style:name="T21" style:family="text">
      <style:text-properties officeooo:rsid="0038d185"/>
    </style:style>
    <style:style style:name="T22" style:family="text">
      <style:text-properties officeooo:rsid="003ea1da"/>
    </style:style>
    <style:style style:name="T23" style:family="text">
      <style:text-properties officeooo:rsid="0040cd0a"/>
    </style:style>
    <style:style style:name="T24" style:family="text">
      <style:text-properties officeooo:rsid="0045f4a0"/>
    </style:style>
    <style:style style:name="T25" style:family="text">
      <style:text-properties officeooo:rsid="0046160a"/>
    </style:style>
    <style:style style:name="T26" style:family="text">
      <style:text-properties officeooo:rsid="0050ec31"/>
    </style:style>
    <style:style style:name="T27" style:family="text">
      <style:text-properties officeooo:rsid="00539bff"/>
    </style:style>
    <style:style style:name="T28" style:family="text">
      <style:text-properties officeooo:rsid="0056c97c"/>
    </style:style>
    <style:style style:name="T29" style:family="text">
      <style:text-properties officeooo:rsid="00596e35"/>
    </style:style>
    <style:style style:name="T30" style:family="text">
      <style:text-properties officeooo:rsid="006048e2"/>
    </style:style>
    <style:style style:name="T31" style:family="text">
      <style:text-properties officeooo:rsid="006144b1"/>
    </style:style>
    <style:style style:name="T32" style:family="text">
      <style:text-properties officeooo:rsid="0064a492"/>
    </style:style>
    <style:style style:name="T33" style:family="text">
      <style:text-properties officeooo:rsid="00667089"/>
    </style:style>
    <style:style style:name="T34" style:family="text">
      <style:text-properties officeooo:rsid="00679914"/>
    </style:style>
    <style:style style:name="T35" style:family="text">
      <style:text-properties officeooo:rsid="006f74a1"/>
    </style:style>
    <style:style style:name="T36" style:family="text">
      <style:text-properties officeooo:rsid="0071b3fa"/>
    </style:style>
    <style:style style:name="T37" style:family="text">
      <style:text-properties officeooo:rsid="0075c8c2"/>
    </style:style>
    <style:style style:name="T38" style:family="text">
      <style:text-properties officeooo:rsid="007d4a39"/>
    </style:style>
    <style:style style:name="T39" style:family="text">
      <style:text-properties officeooo:rsid="00805f78"/>
    </style:style>
    <style:style style:name="T40" style:family="text">
      <style:text-properties officeooo:rsid="00886528"/>
    </style:style>
    <style:style style:name="T41" style:family="text">
      <style:text-properties officeooo:rsid="008d6f36"/>
    </style:style>
    <style:style style:name="T42" style:family="text">
      <style:text-properties officeooo:rsid="0094febe"/>
    </style:style>
    <style:style style:name="T43" style:family="text">
      <style:text-properties officeooo:rsid="0097cd51"/>
    </style:style>
    <style:style style:name="T44" style:family="text">
      <style:text-properties officeooo:rsid="0099c95d"/>
    </style:style>
    <style:style style:name="T45" style:family="text">
      <style:text-properties officeooo:rsid="00a0d002"/>
    </style:style>
    <style:style style:name="T46" style:family="text">
      <style:text-properties officeooo:rsid="00a3c9bc"/>
    </style:style>
    <style:style style:name="T47" style:family="text">
      <style:text-properties officeooo:rsid="00a53d5c"/>
    </style:style>
    <style:style style:name="T48" style:family="text">
      <style:text-properties officeooo:rsid="00a81418"/>
    </style:style>
    <style:style style:name="T49" style:family="text">
      <style:text-properties officeooo:rsid="00ad5d6b"/>
    </style:style>
    <style:style style:name="T50" style:family="text">
      <style:text-properties officeooo:rsid="00af0b61"/>
    </style:style>
    <style:style style:name="T51" style:family="text">
      <style:text-properties officeooo:rsid="00b86580"/>
    </style:style>
    <style:style style:name="T52" style:family="text">
      <style:text-properties officeooo:rsid="00c15c61"/>
    </style:style>
    <style:style style:name="T53" style:family="text">
      <style:text-properties officeooo:rsid="00c25871"/>
    </style:style>
    <style:style style:name="T54" style:family="text">
      <style:text-properties officeooo:rsid="00c595e6"/>
    </style:style>
    <style:style style:name="T55" style:family="text">
      <style:text-properties officeooo:rsid="00c6bb1f"/>
    </style:style>
    <style:style style:name="T56" style:family="text">
      <style:text-properties officeooo:rsid="00cacfc7"/>
    </style:style>
    <style:style style:name="T57" style:family="text">
      <style:text-properties officeooo:rsid="00cc5fef"/>
    </style:style>
    <style:style style:name="T58" style:family="text">
      <style:text-properties officeooo:rsid="00ce9f65"/>
    </style:style>
    <style:style style:name="T59" style:family="text">
      <style:text-properties officeooo:rsid="00d0c64e"/>
    </style:style>
    <style:style style:name="T60" style:family="text">
      <style:text-properties officeooo:rsid="00d3dadd"/>
    </style:style>
    <style:style style:name="T61" style:family="text">
      <style:text-properties officeooo:rsid="00ddd536"/>
    </style:style>
    <style:style style:name="T62" style:family="text">
      <style:text-properties officeooo:rsid="00dfb21d"/>
    </style:style>
    <style:style style:name="T63" style:family="text">
      <style:text-properties officeooo:rsid="00e2c384"/>
    </style:style>
    <style:style style:name="T64" style:family="text">
      <style:text-properties officeooo:rsid="00e470d6"/>
    </style:style>
    <style:style style:name="T65" style:family="text">
      <style:text-properties officeooo:rsid="01003244"/>
    </style:style>
    <style:style style:name="T66" style:family="text">
      <style:text-properties officeooo:rsid="01011836"/>
    </style:style>
    <style:style style:name="T67" style:family="text">
      <style:text-properties officeooo:rsid="010e912d"/>
    </style:style>
    <style:style style:name="T68" style:family="text">
      <style:text-properties officeooo:rsid="010f52c2"/>
    </style:style>
    <style:style style:name="T69" style:family="text">
      <style:text-properties officeooo:rsid="011229d1"/>
    </style:style>
    <style:style style:name="T70" style:family="text">
      <style:text-properties officeooo:rsid="01153db4"/>
    </style:style>
    <style:style style:name="T71" style:family="text">
      <style:text-properties officeooo:rsid="0117a0cd"/>
    </style:style>
    <style:style style:name="T72" style:family="text">
      <style:text-properties officeooo:rsid="011841dc"/>
    </style:style>
    <style:style style:name="T73" style:family="text">
      <style:text-properties officeooo:rsid="01191ec0"/>
    </style:style>
    <style:style style:name="T74" style:family="text">
      <style:text-properties officeooo:rsid="011a2bd2"/>
    </style:style>
    <style:style style:name="T75" style:family="text">
      <style:text-properties officeooo:rsid="011faa18"/>
    </style:style>
    <style:style style:name="T76" style:family="text">
      <style:text-properties officeooo:rsid="0120ac7c"/>
    </style:style>
    <style:style style:name="T77" style:family="text">
      <style:text-properties officeooo:rsid="0122522f"/>
    </style:style>
    <style:style style:name="T78" style:family="text">
      <style:text-properties officeooo:rsid="01256808"/>
    </style:style>
    <style:style style:name="T79" style:family="text">
      <style:text-properties officeooo:rsid="012c1c53"/>
    </style:style>
    <style:style style:name="T80" style:family="text">
      <style:text-properties officeooo:rsid="012e9c76"/>
    </style:style>
    <style:style style:name="T81" style:family="text">
      <style:text-properties officeooo:rsid="012edb4a"/>
    </style:style>
    <style:style style:name="T82" style:family="text">
      <style:text-properties officeooo:rsid="012ede1a"/>
    </style:style>
    <style:style style:name="T83" style:family="text">
      <style:text-properties officeooo:rsid="012fcdd1"/>
    </style:style>
    <style:style style:name="T84" style:family="text">
      <style:text-properties officeooo:rsid="0130fce7"/>
    </style:style>
    <style:style style:name="T85" style:family="text">
      <style:text-properties officeooo:rsid="01398ee4"/>
    </style:style>
    <style:style style:name="T86" style:family="text">
      <style:text-properties officeooo:rsid="01399bc0"/>
    </style:style>
    <style:style style:name="T87" style:family="text">
      <style:text-properties officeooo:rsid="013a39b3"/>
    </style:style>
    <style:style style:name="T88" style:family="text">
      <style:text-properties officeooo:rsid="013e33a4"/>
    </style:style>
    <style:style style:name="T89" style:family="text">
      <style:text-properties officeooo:rsid="013e8214"/>
    </style:style>
    <style:style style:name="T90" style:family="text">
      <style:text-properties officeooo:rsid="0147a461"/>
    </style:style>
    <style:style style:name="T91" style:family="text">
      <style:text-properties officeooo:rsid="014e2414"/>
    </style:style>
    <style:style style:name="T92" style:family="text">
      <style:text-properties officeooo:rsid="014ec03f"/>
    </style:style>
    <style:style style:name="T93" style:family="text">
      <style:text-properties officeooo:rsid="01571f60"/>
    </style:style>
    <style:style style:name="T94" style:family="text">
      <style:text-properties officeooo:rsid="015e855e"/>
    </style:style>
    <style:style style:name="T95" style:family="text">
      <style:text-properties officeooo:rsid="01601f4b"/>
    </style:style>
    <style:style style:name="T96" style:family="text">
      <style:text-properties officeooo:rsid="01625f1b"/>
    </style:style>
    <style:style style:name="T97" style:family="text">
      <style:text-properties officeooo:rsid="01686336"/>
    </style:style>
    <style:style style:name="T98" style:family="text">
      <style:text-properties officeooo:rsid="016d92d1"/>
    </style:style>
    <style:style style:name="T99" style:family="text">
      <style:text-properties officeooo:rsid="01720cd2"/>
    </style:style>
    <style:style style:name="T100" style:family="text">
      <style:text-properties officeooo:rsid="01733e05"/>
    </style:style>
    <style:style style:name="T101" style:family="text">
      <style:text-properties officeooo:rsid="0174d28e"/>
    </style:style>
    <style:style style:name="T102" style:family="text">
      <style:text-properties officeooo:rsid="0176b9f6"/>
    </style:style>
    <style:style style:name="T103" style:family="text">
      <style:text-properties officeooo:rsid="017c4343"/>
    </style:style>
    <style:style style:name="T104" style:family="text">
      <style:text-properties officeooo:rsid="017ded46"/>
    </style:style>
    <style:style style:name="T105" style:family="text">
      <style:text-properties officeooo:rsid="018032b1"/>
    </style:style>
    <style:style style:name="T106" style:family="text">
      <style:text-properties officeooo:rsid="01818d59"/>
    </style:style>
    <style:style style:name="T107" style:family="text">
      <style:text-properties officeooo:rsid="0187dc42"/>
    </style:style>
    <style:style style:name="T108" style:family="text">
      <style:text-properties officeooo:rsid="01895128"/>
    </style:style>
    <style:style style:name="T109" style:family="text">
      <style:text-properties officeooo:rsid="018bceb3"/>
    </style:style>
    <style:style style:name="T110" style:family="text">
      <style:text-properties officeooo:rsid="0190e234"/>
    </style:style>
    <style:style style:name="T111" style:family="text">
      <style:text-properties officeooo:rsid="0192b04f"/>
    </style:style>
    <style:style style:name="T112" style:family="text">
      <style:text-properties officeooo:rsid="01947ccd"/>
    </style:style>
    <style:style style:name="T113" style:family="text">
      <style:text-properties officeooo:rsid="019543a8"/>
    </style:style>
    <style:style style:name="T114" style:family="text">
      <style:text-properties officeooo:rsid="01a06eec"/>
    </style:style>
    <style:style style:name="T115" style:family="text">
      <style:text-properties officeooo:rsid="01a1d8d1"/>
    </style:style>
    <style:style style:name="T116" style:family="text">
      <style:text-properties officeooo:rsid="01a23dc2"/>
    </style:style>
    <style:style style:name="T117" style:family="text">
      <style:text-properties officeooo:rsid="01aaeb1d"/>
    </style:style>
    <style:style style:name="T118" style:family="text">
      <style:text-properties officeooo:rsid="01b71548"/>
    </style:style>
    <style:style style:name="T119" style:family="text">
      <style:text-properties officeooo:rsid="01b72c7e"/>
    </style:style>
    <style:style style:name="T120" style:family="text">
      <style:text-properties officeooo:rsid="01b877b3"/>
    </style:style>
    <style:style style:name="T121" style:family="text">
      <style:text-properties officeooo:rsid="01ba6660"/>
    </style:style>
    <style:style style:name="T122" style:family="text">
      <style:text-properties officeooo:rsid="01bc4350"/>
    </style:style>
    <style:style style:name="T123" style:family="text">
      <style:text-properties officeooo:rsid="01c38269"/>
    </style:style>
    <style:style style:name="T124" style:family="text">
      <style:text-properties officeooo:rsid="01c555b6"/>
    </style:style>
    <style:style style:name="T125" style:family="text">
      <style:text-properties officeooo:rsid="01c798fe"/>
    </style:style>
    <style:style style:name="T126" style:family="text">
      <style:text-properties officeooo:rsid="01ca0fe8"/>
    </style:style>
    <style:style style:name="T127" style:family="text">
      <style:text-properties officeooo:rsid="01cbffcd"/>
    </style:style>
    <style:style style:name="T128" style:family="text">
      <style:text-properties officeooo:rsid="01cfbc21"/>
    </style:style>
    <style:style style:name="T129" style:family="text">
      <style:text-properties officeooo:rsid="01d6ec16"/>
    </style:style>
    <style:style style:name="T130" style:family="text">
      <style:text-properties officeooo:rsid="01d7af62"/>
    </style:style>
    <style:style style:name="T131" style:family="text">
      <style:text-properties officeooo:rsid="01dcbc8a"/>
    </style:style>
    <style:style style:name="T132" style:family="text">
      <style:text-properties officeooo:rsid="01e4e16b"/>
    </style:style>
    <style:style style:name="T133" style:family="text">
      <style:text-properties officeooo:rsid="01e9c3a4"/>
    </style:style>
    <style:style style:name="T134" style:family="text">
      <style:text-properties officeooo:rsid="01ef7310"/>
    </style:style>
    <style:style style:name="T135" style:family="text">
      <style:text-properties officeooo:rsid="01f3d779"/>
    </style:style>
    <style:style style:name="T136" style:family="text">
      <style:text-properties officeooo:rsid="01f5afca"/>
    </style:style>
    <style:style style:name="T137" style:family="text">
      <style:text-properties officeooo:rsid="01f78d0b"/>
    </style:style>
    <style:style style:name="T138" style:family="text">
      <style:text-properties officeooo:rsid="01fcc8c4"/>
    </style:style>
    <style:style style:name="T139" style:family="text">
      <style:text-properties officeooo:rsid="01ff2c1a"/>
    </style:style>
    <style:style style:name="T140" style:family="text">
      <style:text-properties officeooo:rsid="0207f0d6"/>
    </style:style>
    <style:style style:name="T141" style:family="text">
      <style:text-properties officeooo:rsid="020c92a5"/>
    </style:style>
    <style:style style:name="T142" style:family="text">
      <style:text-properties officeooo:rsid="020f0d9c"/>
    </style:style>
    <style:style style:name="T143" style:family="text">
      <style:text-properties officeooo:rsid="021838ae"/>
    </style:style>
    <style:style style:name="T144" style:family="text">
      <style:text-properties officeooo:rsid="022082f0"/>
    </style:style>
    <style:style style:name="T145" style:family="text">
      <style:text-properties officeooo:rsid="022285a3"/>
    </style:style>
    <style:style style:name="T146" style:family="text">
      <style:text-properties officeooo:rsid="02228d17"/>
    </style:style>
    <style:style style:name="T147" style:family="text">
      <style:text-properties officeooo:rsid="0227fac4"/>
    </style:style>
    <style:style style:name="T148" style:family="text">
      <style:text-properties officeooo:rsid="02292bdd"/>
    </style:style>
    <style:style style:name="T149" style:family="text">
      <style:text-properties officeooo:rsid="022ce791"/>
    </style:style>
    <style:style style:name="T150" style:family="text">
      <style:text-properties officeooo:rsid="02300905"/>
    </style:style>
    <style:style style:name="T151" style:family="text">
      <style:text-properties officeooo:rsid="02318728"/>
    </style:style>
    <style:style style:name="T152" style:family="text">
      <style:text-properties officeooo:rsid="02360d41"/>
    </style:style>
    <style:style style:name="T153" style:family="text">
      <style:text-properties officeooo:rsid="023689f0"/>
    </style:style>
    <style:style style:name="T154" style:family="text">
      <style:text-properties officeooo:rsid="023e5482"/>
    </style:style>
    <style:style style:name="T155" style:family="text">
      <style:text-properties officeooo:rsid="023f39aa"/>
    </style:style>
    <style:style style:name="T156" style:family="text">
      <style:text-properties officeooo:rsid="0241cd21"/>
    </style:style>
    <style:style style:name="T157" style:family="text">
      <style:text-properties officeooo:rsid="02445e11"/>
    </style:style>
    <style:style style:name="T158" style:family="text">
      <style:text-properties officeooo:rsid="0248c26e"/>
    </style:style>
    <style:style style:name="T159" style:family="text">
      <style:text-properties officeooo:rsid="024f7f7e"/>
    </style:style>
    <style:style style:name="T160" style:family="text">
      <style:text-properties officeooo:rsid="0257a847"/>
    </style:style>
    <style:style style:name="T161" style:family="text">
      <style:text-properties officeooo:rsid="02598d0b"/>
    </style:style>
    <style:style style:name="T162" style:family="text">
      <style:text-properties officeooo:rsid="025d0d67"/>
    </style:style>
    <style:style style:name="T163" style:family="text">
      <style:text-properties officeooo:rsid="0260609d"/>
    </style:style>
    <style:style style:name="T164" style:family="text">
      <style:text-properties officeooo:rsid="026253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1</text:p>
      <text:p text:style-name="P1">小米投資分析<text:span text:style-name="T1">，資產180B(140+40)，equity 80B, liab 100B (90+10). 例如10B. Return on book 12%. </text:span></text:p>
      <text:p text:style-name="P2">估值10B*10=100B左右。市值250B, PE=25，比較貴<text:span text:style-name="T2">，折增長率6%. </text:span></text:p>
      <text:p text:style-name="P2">小米的弱點<text:span text:style-name="T3">：</text:span></text:p>
      <text:p text:style-name="P3">1. 不在第一梯隊</text:p>
      <text:p text:style-name="P3">2. 沒有品牌溢價<text:span text:style-name="T4">，無定價權</text:span></text:p>
      <text:p text:style-name="P4">3. 手機利潤不超過10%</text:p>
      <text:p text:style-name="P5">4. 在印度以及非洲等非發達地區火爆，在核心國家不火</text:p>
      <text:p text:style-name="P5">5. 三星的經驗教訓，3-5年以後品牌效應輪換消失。</text:p>
      <text:p text:style-name="P6">6. 手機等硬件無moat, 需要投入大量R&amp;D保持競爭力，前景並不明確。</text:p>
      <text:p text:style-name="P6"/>
      <text:p text:style-name="P6">強點<text:span text:style-name="T5">：</text:span></text:p>
      <text:p text:style-name="P7">1. 畢竟是盈利的公司</text:p>
      <text:p text:style-name="P7">2. 口碑較好， 電視較好</text:p>
      <text:p text:style-name="P7"/>
      <text:p text:style-name="P7">4.2</text:p>
      <text:p text:style-name="P7">甘肅銀行(2139)</text:p>
      <text:p text:style-name="P7">資產：330<text:span text:style-name="T6">B, 利息收入14B, 5%</text:span></text:p>
      <text:p text:style-name="P7">負債<text:span text:style-name="T6">：300B, 開支9B, 3%, </text:span></text:p>
      <text:p text:style-name="P8">利差2%， 收入每年5B左右。</text:p>
      <text:p text:style-name="P8">Equity 30B, return on equity 15%. <text:s/>3x～5x 市盈率，市值20B. <text:s/>(無壞帳情況下）</text:p>
      <text:p text:style-name="P8">今年財產減值4B， 占equity的10%. 收入0.5B。 </text:p>
      <text:p text:style-name="P8">按照低收入的<text:span text:style-name="T7">5x來算，2.5B市值。</text:span></text:p>
      <text:p text:style-name="P8"/>
      <text:p text:style-name="P9">市場價格：</text:p>
      <text:p text:style-name="P9">總市值7B, P/B = 0.3, <text:span text:style-name="T8">P/E= 13</text:span></text:p>
      <text:p text:style-name="P9">現在壞帳率是3%，10%就wipe out. </text:p>
      <text:p text:style-name="P10">股息0.11。</text:p>
      <text:p text:style-name="P10"/>
      <text:p text:style-name="P10">今年賺了5億，付了10億的股息，從25B equity降到24B. </text:p>
      <text:p text:style-name="P11">10年展望：</text:p>
      <text:p text:style-name="P11">10倍槓桿的行業，equity小，盈利模式有限，壞帳率不好控制，有很大的moral hazard，內部壞帳結構不透明<text:span text:style-name="T9">，投資者無法知道細節</text:span>，行業競爭激烈，小客戶容易flight to quality(國有大行），250B的存款一旦消失，只有25B的現金，極容易被擠兌<text:span text:style-name="T9">。</text:span></text:p>
      <text:p text:style-name="P11"/>
      <text:p text:style-name="P11">結論<text:span text:style-name="T10">：</text:span></text:p>
      <text:p text:style-name="P11">銀行業只適合投資大到不能倒<text:span text:style-name="T10">，其倒閉容易引發系統性風險而國家不得不救的銀行。小銀行的尾部風險是不良貸款爆炸，造成擠兌。</text:span></text:p>
      <text:p text:style-name="P11"/>
      <text:p text:style-name="P11">自己會花多少錢買這家公司？</text:p>
      <text:p text:style-name="P11"/>
      <text:p text:style-name="P10"/>
      <text:p text:style-name="P8">4.3</text:p>
      <text:p text:style-name="P8"/>
      <text:p text:style-name="P8">美團<text:span text:style-name="T18">2019年年報</text:span>：</text:p>
      <text:p text:style-name="P8"><text:soft-page-break/>資產：132<text:span text:style-name="T11">B</text:span></text:p>
      <text:p text:style-name="P12">E：92B</text:p>
      <text:p text:style-name="P12">L: 40B</text:p>
      <text:p text:style-name="P13">Sales: 100B (growing at 30%, <text:span text:style-name="T12">market is already saturated, assume no growth</text:span>)</text:p>
      <text:p text:style-name="P8"/>
      <text:p text:style-name="P14">Profit不是很stable, 沒法估值。</text:p>
      <text:p text:style-name="P15">去年沒有盈利<text:span text:style-name="T15">，accounting奇怪</text:span>。</text:p>
      <text:p text:style-name="P15">開銷控制的比較差。</text:p>
      <text:p text:style-name="P15">銷售量比較大，但是不賺錢。</text:p>
      <text:p text:style-name="P15">其他收益凈額是<text:span text:style-name="T13">2.5B，這個都不知道是什麼。</text:span></text:p>
      <text:p text:style-name="P15">所謂的新業務是啥<text:span text:style-name="T16">？</text:span></text:p>
      <text:p text:style-name="P15">花了<text:span text:style-name="T14">15分鐘，沒看出來公司有賺錢，買這個股就是賭未來發展。</text:span></text:p>
      <text:p text:style-name="P15">她做的是中間商的業務<text:span text:style-name="T17">，業務模式開發出來以後現在任何一家公司都可以做。沒有競爭優勢，沒有自己的技術壁壘。</text:span></text:p>
      <text:p text:style-name="P16">2018年上市融資了250B，第一年就虧掉了115B，上市時就虧損40B，現在只有92B.</text:p>
      <text:p text:style-name="P16"/>
      <text:p text:style-name="P17">4.4</text:p>
      <text:p text:style-name="P17">继续读美团的2018/12/31报表。100B的亏损是convertible preferred (属于liability)，上市后募集了240B资金</text:p>
      <text:p text:style-name="P16"/>
      <text:p text:style-name="P18">Hysan: (14 hk)</text:p>
      <text:p text:style-name="P18">Profit: 5B HK<text:span text:style-name="T19">， 1B shares左右。</text:span></text:p>
      <text:p text:style-name="P18">利潤率非常高，都是自有物業。</text:p>
      <text:p text:style-name="P18">1/8 成本。</text:p>
      <text:p text:style-name="P19">A: 97B (10+87)</text:p>
      <text:p text:style-name="P20">L: 16B (2+14)</text:p>
      <text:p text:style-name="P20">E: <text:s/>81B</text:p>
      <text:p text:style-name="P21">很穩，基本上沒啥貸款。</text:p>
      <text:p text:style-name="P22">Return 5/81 大概6%收益率。</text:p>
      <text:p text:style-name="P22">現金<text:span text:style-name="T20">：每年創造3B現金(其他盈利的大部分是房價上升投資物業的公平值變動)，假設房價不變，公司每年按GDP增長3%， 給10倍PE， 30B市值。</text:span></text:p>
      <text:p text:style-name="P22">如果對香港的未來不看好<text:span text:style-name="T21">，打個半折，10～20B市值。股價10～30HKD。</text:span></text:p>
      <text:p text:style-name="P22">股息每年<text:span text:style-name="T21">1.5B, payout 50%～30%。</text:span></text:p>
      <text:p text:style-name="P22">假設租金上升<text:span text:style-name="T22">，這個基本不太可能長期持續，例如租金每尺38-&gt;39. </text:span></text:p>
      <text:p text:style-name="P23">做事比較穩，貸款800m的USD，還buy USD forward, <text:span text:style-name="T23">hedge principle, 怕脫鉤。香港商界看來覺得脫鉤是個可能性。</text:span></text:p>
      <text:p text:style-name="P24">(先價格為25HKD， 市值25B， 屬於正常，沒有機會）<text:span text:style-name="T24">，明年商業，寫字樓，住宅價格下降概率比較大，這個位置沒機會。</text:span></text:p>
      <text:p text:style-name="P24">降到<text:span text:style-name="T25">10B市值機會比較好。每年產生3B現金流，現在25B是8年收回earnings, 16年收回dividend. </text:span></text:p>
      <text:p text:style-name="P24"/>
      <text:p text:style-name="P23">4.5</text:p>
      <text:p text:style-name="P25">Delta airlines:</text:p>
      <text:p text:style-name="P25">I: 5B</text:p>
      <text:p text:style-name="P25">A: 65B(8B, 56B), </text:p>
      <text:p text:style-name="P25">L: 49B (20B, 29B)</text:p>
      <text:p text:style-name="P26">E: 15B </text:p>
      <text:p text:style-name="P26"><text:soft-page-break/>首先問題的current asset不足以cover current liab. </text:p>
      <text:p text:style-name="P27">只有3B的現金。</text:p>
      <text:p text:style-name="P28">CAPEX的問題：每年折舊是3個B，需要投資3個B才能保持基本的競爭力。</text:p>
      <text:p text:style-name="P28">經營產生現金5B左右。花掉3B，還剩2B. 2B才是真正的利潤。</text:p>
      <text:p text:style-name="P28">現金不夠<text:span text:style-name="T26">，無法抗突發事件。給5x的估值。10B差不多了。</text:span></text:p>
      <text:p text:style-name="P26"/>
      <text:p text:style-name="P26"/>
      <text:p text:style-name="P18">神州租車： （699）</text:p>
      <text:p text:style-name="P18">6<text:span text:style-name="T27">B 租車收入</text:span></text:p>
      <text:p text:style-name="P29">折舊2B, </text:p>
      <text:p text:style-name="P15"/>
      <text:p text:style-name="P29">A：24B（8+16)</text:p>
      <text:p text:style-name="P29">L：16B <text:s/>(7+9)</text:p>
      <text:p text:style-name="P29">E：8B (RE: 3.5B)</text:p>
      <text:p text:style-name="P30"/>
      <text:p text:style-name="P36">長期貸款當中9B是美圓，按一年5%人民幣的貶值，匯兌虧損是400m. 3<text:span text:style-name="T34">B的收入，折舊是2B, 剩下1B，財務成本就1B，匯兌虧損0.5B，公司根本不贏利。這種商業模型的問題是負債利息高，第二是折舊高。每年的折舊成本等於現存車輛價值的1/5。10B的車隊價值，一年就要折舊2B. 創造3B的gross profit, 6%的利息*16B = 1B就完全沒有利潤了。這個business賺錢第一是車不能多，車的利用率要高，閑置的車少，這樣能有效減少折舊，第二是貸款不能多，控制利息成本。在現有的環境下，公司盈利的前景小，不建議買。報EBITDA毫無意義，這些都是真正的開銷，depreciation對於租車行業每年必須用CAPEX補上，根本不算是利潤，interest成本高企，一年增加200M。不算折舊的話，我現在貸款增加10倍，車增加10倍，不計金融成本和折舊帶來的EBITDA更高但是賺錢了嗎？（EBITDA是扯淡）</text:span></text:p>
      <text:p text:style-name="P36"/>
      <text:p text:style-name="P36">真正靠譜的資產是1<text:span text:style-name="T35">1B的車和5B的現金，總負債也是16B，清算沒有利潤。現在4B的市值也不justified. </text:span></text:p>
      <text:p text:style-name="P37"/>
      <text:p text:style-name="P30"/>
      <text:p text:style-name="P30">Operating activity 流入：3.4B</text:p>
      <text:p text:style-name="P30">財務成本，增加了0.2B。</text:p>
      <text:p text:style-name="P30">折舊比較准，基本賣價就是<text:span text:style-name="T28">book value.</text:span></text:p>
      <text:p text:style-name="P32">Shares: 2B shares. </text:p>
      <text:p text:style-name="P32"/>
      <text:p text:style-name="P33">5年的利潤在1.4B, 當時估值10x，可以到14B.</text:p>
      <text:p text:style-name="P32">利潤在<text:span text:style-name="T29">50m – 100m 左右。X10倍市盈率是 0.5B~1B. </text:span></text:p>
      <text:p text:style-name="P32"/>
      <text:p text:style-name="P32">公司不穩定<text:span text:style-name="T30">，利潤每年下降。財務成本急劇上升。</text:span></text:p>
      <text:p text:style-name="P30"/>
      <text:p text:style-name="P31">這公司不發股息。 </text:p>
      <text:p text:style-name="P34">市值為4B， 按照現在的利潤是<text:span text:style-name="T31">100x. </text:span></text:p>
      <text:p text:style-name="P34">市凈率很低<text:span text:style-name="T32">，可以控股之後尋求改變。</text:span></text:p>
      <text:p text:style-name="P34">陸本人主要是騙<text:span text:style-name="T33">，沒用心做公司，在LK上想去騙，不想好好做生意。</text:span></text:p>
      <text:p text:style-name="P35">4/3一天就跌了50%，破凈了一半。</text:p>
      <text:p text:style-name="P35"/>
      <text:p text:style-name="P38">VISA:</text:p>
      <text:p text:style-name="P39">A: 75B (22,5<text:span text:style-name="T36">3</text:span>)</text:p>
      <text:p text:style-name="P39">L: <text:span text:style-name="T36">40B (18+22)</text:span></text:p>
      <text:p text:style-name="P39"><text:soft-page-break/>E: <text:span text:style-name="T36">35B </text:span></text:p>
      <text:p text:style-name="P39"/>
      <text:p text:style-name="P40">I: 3B </text:p>
      <text:p text:style-name="P41">Shares: 2.2B</text:p>
      <text:p text:style-name="P41">EPS: 1.5 <text:span text:style-name="T37">(3 Months)</text:span></text:p>
      <text:p text:style-name="P41">每年的<text:span text:style-name="T38">growth = 4%， 8.5+8=16倍PE. </text:span></text:p>
      <text:p text:style-name="P42">每年12B的收入，15x = 180B 市值。</text:p>
      <text:p text:style-name="P44">股價$80多是fair. </text:p>
      <text:p text:style-name="P43"/>
      <text:p text:style-name="P43">目前的PE是30倍，<text:span text:style-name="T39">370B市值。貴了1倍。所以是不應該持有這個的。</text:span></text:p>
      <text:p text:style-name="P43"/>
      <text:p text:style-name="P43">4.8</text:p>
      <text:p text:style-name="P45">IQIYI:</text:p>
      <text:p text:style-name="P45">連年虧損，18年虧了<text:span text:style-name="T40">9B. 19年虧了10B.</text:span></text:p>
      <text:p text:style-name="P46">content受打壓和嚴格限制，沒有持久的競爭力和商業模式，從來未盈利。</text:p>
      <text:p text:style-name="P45">公司沒有投資價值<text:span text:style-name="T41">。</text:span></text:p>
      <text:p text:style-name="P45">不要投中國的公司，造假文化是主流文化，上樑不正下樑歪，進了染缸的都要被染色。</text:p>
      <text:p text:style-name="P45"/>
      <text:p text:style-name="P47">GSX（跟誰學）</text:p>
      <text:p text:style-name="P48">A: 3B (1.8+1.5)</text:p>
      <text:p text:style-name="P48">L: 1.8B</text:p>
      <text:p text:style-name="P48">E: 1.5<text:span text:style-name="T42">B </text:span></text:p>
      <text:p text:style-name="P48"/>
      <text:p text:style-name="P49">Net income: 0.2B </text:p>
      <text:p text:style-name="P49"/>
      <text:p text:style-name="P50">公司沒有品牌效應，不知名，在國內沒聽過，算是小公司，數據真假存疑。所以無法估值<text:span text:style-name="T43">。</text:span></text:p>
      <text:p text:style-name="P50"/>
      <text:p text:style-name="P51">Market cap: 50B RMB, <text:span text:style-name="T44">250x earnings. 估值不make sense. PE虛高。</text:span></text:p>
      <text:p text:style-name="P49"/>
      <text:p text:style-name="P52">4.10</text:p>
      <text:p text:style-name="P53">BILI：</text:p>
      <text:p text:style-name="P53">A: 15B(10+5)</text:p>
      <text:p text:style-name="P53">L: 8B (4+4)</text:p>
      <text:p text:style-name="P53">E：7B </text:p>
      <text:p text:style-name="P53"/>
      <text:p text:style-name="P53">net asset value: current asset – liab = 2B.</text:p>
      <text:p text:style-name="P54">毛利率連年惡化，<text:span text:style-name="T45">revenue增加沒有帶來econ of scale. 銷售成本翻倍。</text:span></text:p>
      <text:p text:style-name="P54">去年虧損<text:span text:style-name="T45">1.3B. </text:span></text:p>
      <text:p text:style-name="P55">Total shares: 0.3Bshares. </text:p>
      <text:p text:style-name="P56">Cash flow:</text:p>
      <text:p text:style-name="P56">今年只generate 0.2B operating cash flow, 弱於去年。</text:p>
      <text:p text:style-name="P56">Investing: 無形資產花了1.3B, 滾動10B的短期投資，放貸1.3B, 定存1.1B, 4<text:span text:style-name="T46">Bcash沒了。</text:span></text:p>
      <text:p text:style-name="P56">去年融資<text:span text:style-name="T47">5B，今年融資5B（1.6common+3.4 convertible)</text:span></text:p>
      <text:p text:style-name="P56"/>
      <text:p text:style-name="P56">問題如下</text:p>
      <text:p text:style-name="P57">1.中國市場競爭激烈，毛利率低，客戶忠誠度低，粘度差<text:span text:style-name="T49">，跟短視頻，IQ，YOKU都競爭。</text:span></text:p>
      <text:p text:style-name="P57">2.盈利模式不明顯<text:span text:style-name="T48">，我用BILI但是沒在上面付過一分錢。沒有youtube廣告做的好。</text:span></text:p>
      <text:p text:style-name="P58"><text:soft-page-break/>3.公司沒有incentive賺錢，資本市場不挑剔<text:span text:style-name="T50">，</text:span>給出高估值。</text:p>
      <text:p text:style-name="P59">4. 所處地監管風險大，無論放開還是收縮互聯網都有可能帶來重大打擊。</text:p>
      <text:p text:style-name="P57"/>
      <text:p text:style-name="P56">4.13</text:p>
      <text:p text:style-name="P60">V:</text:p>
      <text:p text:style-name="P60">A: 75B(22B+53B)</text:p>
      <text:p text:style-name="P60">L: 40<text:span text:style-name="T51">B</text:span> (18B+22B)</text:p>
      <text:p text:style-name="P60">E: 3<text:span text:style-name="T51">5B </text:span></text:p>
      <text:p text:style-name="P60"/>
      <text:p text:style-name="P61">Net income: 3.3B </text:p>
      <text:p text:style-name="P62">ROE: 10%</text:p>
      <text:p text:style-name="P62"/>
      <text:p text:style-name="P63">Market value: 375B</text:p>
      <text:p text:style-name="P63"/>
      <text:p text:style-name="P63"/>
      <text:p text:style-name="P64">Walmart:</text:p>
      <text:p text:style-name="P65">I：operating earnings: 20B, interest 2B -&gt; 18B. <text:span text:style-name="T53">Tax 5B.</text:span></text:p>
      <text:p text:style-name="P65">On average 10B net income. <text:s/><text:span text:style-name="T52">2% of sales. </text:span></text:p>
      <text:p text:style-name="P66">Shares: 3B shares. </text:p>
      <text:p text:style-name="P67">EPS: $3. <text:span text:style-name="T54">Dividends: $2. </text:span></text:p>
      <text:p text:style-name="P68"/>
      <text:p text:style-name="P68">A:240B (60+180<text:span text:style-name="T55">)</text:span></text:p>
      <text:p text:style-name="P68">L: 160B (80+80)</text:p>
      <text:p text:style-name="P68">E: 80B</text:p>
      <text:p text:style-name="P68"/>
      <text:p text:style-name="P69">Book value per share: <text:span text:style-name="T56">$26/share</text:span></text:p>
      <text:p text:style-name="P70">Return on equity is 1<text:span text:style-name="T57">0%</text:span>.</text:p>
      <text:p text:style-name="P85">Growth be world GDP at 3%. Valuation at 15x， stock should be @ 45, yielding 4%. <text:s/></text:p>
      <text:p text:style-name="P70"><text:span text:style-name="T58">150B estimate. 2X book value. </text:span><text:s/><text:span text:style-name="T60">($50 per share is normal)</text:span></text:p>
      <text:p text:style-name="P71">Currently, <text:span text:style-name="T59">dividend yield is 1.7%, total market cap is 350B. </text:span></text:p>
      <text:p text:style-name="P71"/>
      <text:p text:style-name="P72">4.14</text:p>
      <text:p text:style-name="P72">PVH： 服裝公司：</text:p>
      <text:p text:style-name="P72">A: 14B(3B+11B)</text:p>
      <text:p text:style-name="P72">L: 8B(2B+6B)</text:p>
      <text:p text:style-name="P72">E: 6B</text:p>
      <text:p text:style-name="P73"/>
      <text:p text:style-name="P73">I: 0.5B. </text:p>
      <text:p text:style-name="P74">Increase in sales is not very stable, so give it 0% growth rate, selling at 10x 500m earnings should give you 5B company price. </text:p>
      <text:p text:style-name="P74"/>
      <text:p text:style-name="P75">Tommy Hilfiger is not a strong brand, the clothing is mediocre (from a customer PoV)</text:p>
      <text:p text:style-name="P75"/>
      <text:p text:style-name="P76">The company uses surplus cash to buy back shares. </text:p>
      <text:p text:style-name="P77">Every year, depreciation is about 300m, which it invests. </text:p>
      <text:p text:style-name="P78">1.6B facility which has a risk of not being rolled, <text:span text:style-name="T61">that’s 3 years of income. </text:span></text:p>
      <text:p text:style-name="P79">They are trying to keep cash at around 500m. </text:p>
      <text:p text:style-name="P79"/>
      <text:p text:style-name="P80"><text:soft-page-break/>Shares: 85mm shares. <text:s/><text:span text:style-name="T62">($5/share) </text:span></text:p>
      <text:p text:style-name="P81">Share price should be $75. <text:span text:style-name="T63">(7.5B)</text:span></text:p>
      <text:p text:style-name="P81"/>
      <text:p text:style-name="P82">Actual market price: $46. <text:span text:style-name="T64">This is pretty cheap. If you buy it for 4B, you will recover the earnings in less than 10 years. You can switch out of Visa to invest in this. </text:span></text:p>
      <text:p text:style-name="P81"/>
      <text:p text:style-name="P83">As earnings normalize, the company should trade @ $75, so there is a space of about 75% within about 3 years. </text:p>
      <text:p text:style-name="P83"/>
      <text:p text:style-name="P84">Decision: buy. </text:p>
      <text:p text:style-name="P84">Why? Price to book is less than 1. </text:p>
      <text:p text:style-name="P84"/>
      <text:p text:style-name="P86">4.14</text:p>
      <text:p text:style-name="P86">JPM structured note.</text:p>
      <text:p text:style-name="P86">Payoff: if ending index level &gt; 0.8*Strike, receive payment of 11.8% fixed coupon, </text:p>
      <text:p text:style-name="P86">if ending index level &lt; 0.8*strike, lose ending (index level/strike)-1.</text:p>
      <text:p text:style-name="P87">Essentially, investor receives a zero coupon bond paying 11.8%, by selling a put strike = 0.8*spot.</text:p>
      <text:p text:style-name="P87"/>
      <text:p text:style-name="P87">One year 80% Put on the SPX is selling at 5%. </text:p>
      <text:p text:style-name="P87"/>
      <text:p text:style-name="P88">To the offeror of the product, </text:p>
      <text:p text:style-name="P88">If Final Spot &gt; 0.8*Spot, issuer is short a 11.8% coupon,</text:p>
      <text:p text:style-name="P89">If final spot &lt; 0.8*spot, issuer is long <text:s/>a 20% coupon + put.</text:p>
      <text:p text:style-name="P89"/>
      <text:p text:style-name="P98">To hedge the structure, </text:p>
      <text:p text:style-name="P99">1. short a put (+5%)</text:p>
      <text:p text:style-name="P100">2. buy digit/imitate with call spread, which pays 31.8% if above 0.8*spot and pays 0 otherwise. (cost is -25%)</text:p>
      <text:p text:style-name="P100">3. buy a zero coupon bond that pays 80 on expiry (cost 80*discount factor)</text:p>
      <text:p text:style-name="P97"/>
      <text:p text:style-name="P101">Net receipts = notional*(1-0.8*discount-0.25+0.05)</text:p>
      <text:p text:style-name="P96"/>
      <text:p text:style-name="P91"/>
      <text:p text:style-name="P102">The structure is booked as :</text:p>
      <text:p text:style-name="P102">1. issuer buys a put from the investor (this put is worth 5% )</text:p>
      <text:p text:style-name="P103">2. issuer is short a digital option which yields 11.8% above the 0.8*spot, the digit has 80% probability of paying out 11.8%, <text:s/>20% probability of receiving 20%, valuing at 25%) , valued at -5.44%</text:p>
      <text:p text:style-name="P94"><text:span text:style-name="T66">3</text:span>. issuer is short a zero coupon bond that pays 100% on <text:span text:style-name="T65">maturity</text:span></text:p>
      <text:p text:style-name="P95">4. issuer deposits cash of notional value with treasury and earns on funding. </text:p>
      <text:p text:style-name="P90"/>
      <text:p text:style-name="P113">4.15</text:p>
      <text:p text:style-name="P92">桃李麵包<text:span text:style-name="T67">：</text:span></text:p>
      <text:p text:style-name="P93">按增長<text:span text:style-name="T68">6%算，市盈率應該是20x。市值6億*20=120億元。</text:span></text:p>
      <text:p text:style-name="P93"/>
      <text:p text:style-name="P104">賣了0.3B kg, 營業額6B, 賺0.6B. 一公斤賺<text:span text:style-name="T69">2塊錢。300g的麵包賣6塊錢，賺6毛錢。</text:span></text:p>
      <text:p text:style-name="P104">華北和東北占整體的<text:span text:style-name="T70">70%. </text:span></text:p>
      <text:p text:style-name="P105">研發基本不投入。</text:p>
      <text:p text:style-name="P105">北方人喜歡麵食<text:span text:style-name="T71">，對麵包需求量高。</text:span></text:p>
      <text:p text:style-name="P93"><text:soft-page-break/>華北<text:span text:style-name="T71">0.6B人，每人買500g麵包，很大量。</text:span></text:p>
      <text:p text:style-name="P93"/>
      <text:p text:style-name="P93">月餅和粽子的方向是錯誤的<text:span text:style-name="T72">，沒什麼量。</text:span></text:p>
      <text:p text:style-name="P106">Div: 每股1塊錢。總共<text:span text:style-name="T73">。</text:span></text:p>
      <text:p text:style-name="P106">公司喜歡<text:span text:style-name="T73">3個月做投資理財，利息很低。</text:span></text:p>
      <text:p text:style-name="P106">轉債的<text:span text:style-name="T74">1B已經高於strike 48, 可以假設都轉了。 （20mm shares)</text:span></text:p>
      <text:p text:style-name="P106"/>
      <text:p text:style-name="P107">A: 5B (<text:span text:style-name="T77">2</text:span>B+3B)</text:p>
      <text:p text:style-name="P108">L: <text:s/>1.4B <text:s text:c="4"/>(0.6B+0.8B)</text:p>
      <text:p text:style-name="P108">E: <text:s/>3.7B</text:p>
      <text:p text:style-name="P106"/>
      <text:p text:style-name="P109">公司投資基本都在投資短期理財產品，沒有在運營方面投資。花了<text:span text:style-name="T75">900m在投資固定資產上。</text:span></text:p>
      <text:p text:style-name="P109">不知道這部分投資是應付<text:span text:style-name="T76">depreciation還是真的在發展。</text:span></text:p>
      <text:p text:style-name="P109"/>
      <text:p text:style-name="P110">P122: change in equity.</text:p>
      <text:p text:style-name="P111">ROE: 0.6B/3.7B ~ 16%. </text:p>
      <text:p text:style-name="P112"/>
      <text:p text:style-name="P112">按現在的股票價格，yielding 2%. 連銀行理財都不如<text:span text:style-name="T78">。</text:span></text:p>
      <text:p text:style-name="P112"/>
      <text:p text:style-name="P112">4.20</text:p>
      <text:p text:style-name="P114">GAP</text:p>
      <text:p text:style-name="P115">A: 14B(5B+9B)</text:p>
      <text:p text:style-name="P115">L: 10B(3B+7B)</text:p>
      <text:p text:style-name="P116">E: 3B</text:p>
      <text:p text:style-name="P116"/>
      <text:p text:style-name="P116">I: 0.4B (yield on equity: 10%)</text:p>
      <text:p text:style-name="P117">Earning stability: none.</text:p>
      <text:p text:style-name="P117">Average over last three years: 0.6<text:span text:style-name="T79">B</text:span></text:p>
      <text:p text:style-name="P120">Shares: 0.4B <text:span text:style-name="T80">Shares. </text:span></text:p>
      <text:p text:style-name="P118">Valuation: at about 10x = 6B. </text:p>
      <text:p text:style-name="P119">Div: <text:span text:style-name="T81">$1</text:span>/Share. <text:span text:style-name="T82">(0.4B paid out per year x 10 ~ 4B to 6B)</text:span></text:p>
      <text:p text:style-name="P119"/>
      <text:p text:style-name="P121">Free cash flow: </text:p>
      <text:p text:style-name="P121">2019: <text:span text:style-name="T83">11</text:span>00m of cash from operations, annual investment of 700m. Net <text:span text:style-name="T83">4</text:span>00m. </text:p>
      <text:p text:style-name="P122">If you can buy this company at <text:span text:style-name="T84">under 4B, that is cheap. </text:span></text:p>
      <text:p text:style-name="P123">Currently, the company is selling at 3B, 10% dividend yield.</text:p>
      <text:p text:style-name="P123"/>
      <text:p text:style-name="P124">4.20</text:p>
      <text:p text:style-name="P125">KO:</text:p>
      <text:p text:style-name="P125">A: 86B(20B+66B)</text:p>
      <text:p text:style-name="P125">L: 65B (27B+38B)</text:p>
      <text:p text:style-name="P125">E: 21B</text:p>
      <text:p text:style-name="P125"/>
      <text:p text:style-name="P126">I: <text:span text:style-name="T85">5</text:span>B <text:span text:style-name="T85">(average 3 years, return on equity about 25%)</text:span> </text:p>
      <text:p text:style-name="P127">Total shares: 4B. <text:tab/></text:p>
      <text:p text:style-name="P128">For high ROE, give about 15x valuation at <text:span text:style-name="T86">75</text:span>B. </text:p>
      <text:p text:style-name="P129">Currently its 23x most recent earnings which is double the 3 year average. So the effective PE ratio is about 45x, <text:span text:style-name="T87">causing it to be overvalued by 200%. (200B)</text:span></text:p>
      <text:p text:style-name="P129"><text:soft-page-break/></text:p>
      <text:p text:style-name="P130">ROE to valuation <text:span text:style-name="T88">(conservative, Market)</text:span></text:p>
      <text:p text:style-name="P130">10% <text:s/>8x <text:s text:c="3"/><text:span text:style-name="T88">16x</text:span></text:p>
      <text:p text:style-name="P130">20% <text:s/><text:span text:style-name="T88">12x</text:span> <text:s/><text:span text:style-name="T88">25x</text:span> </text:p>
      <text:p text:style-name="P130">30% <text:s/>15x <text:s/><text:span text:style-name="T88">30x</text:span></text:p>
      <text:p text:style-name="P130">40% <text:s/>20x <text:s/><text:span text:style-name="T88">40x</text:span></text:p>
      <text:p text:style-name="P130"/>
      <text:p text:style-name="P131">Per share price should be around $20, currently its $50, <text:span text:style-name="T89">per share equity is $5, now the price/book is 10x. </text:span></text:p>
      <text:p text:style-name="P130"/>
      <text:p text:style-name="P132">4.20</text:p>
      <text:p text:style-name="P133">ALIGN dental (ALGN)</text:p>
      <text:p text:style-name="P134">A: 2.5B( 1.6+0.9)</text:p>
      <text:p text:style-name="P134">L: 1.2B (0.9+0.3)</text:p>
      <text:p text:style-name="P134">E: 1.3B</text:p>
      <text:p text:style-name="P129"/>
      <text:p text:style-name="P135">I: 0.4<text:span text:style-name="T90">B (ROE 30%)</text:span></text:p>
      <text:p text:style-name="P136">ROE is quite high. <text:s/>Growth is not stable. </text:p>
      <text:p text:style-name="P137">Average earnings last three years = 0.3B. </text:p>
      <text:p text:style-name="P138"/>
      <text:p text:style-name="P139">Problems</text:p>
      <text:p text:style-name="P139">1. high valuation (<text:span text:style-name="T91">4</text:span>0x, <text:span text:style-name="T92">16B market cap,&gt;10x PB, more than 50x average earnings</text:span>)</text:p>
      <text:p text:style-name="P139">2. lot of litigation</text:p>
      <text:p text:style-name="P139"/>
      <text:p text:style-name="P139"/>
      <text:p text:style-name="P140">4.21</text:p>
      <text:p text:style-name="P140">Guizhou Maotai:</text:p>
      <text:p text:style-name="P140"/>
      <text:p text:style-name="P141">A: 183 (159+24)</text:p>
      <text:p text:style-name="P141">L: 41B(41+0)</text:p>
      <text:p text:style-name="P141">E: 142B</text:p>
      <text:p text:style-name="P141"/>
      <text:p text:style-name="P142">I:44B (ROE: 30%) <text:span text:style-name="T93">Growth: 14%</text:span></text:p>
      <text:p text:style-name="P143">Current valuation is at 30x. </text:p>
      <text:p text:style-name="P143"/>
      <text:p text:style-name="P143"/>
      <text:p text:style-name="P143">4.23</text:p>
      <text:p text:style-name="P144">Gemdale (600383)</text:p>
      <text:p text:style-name="P145">Shares: 4.5B</text:p>
      <text:p text:style-name="P145">Div: 0.67/Share (total 3B)</text:p>
      <text:p text:style-name="P145"/>
      <text:p text:style-name="P146">A: 334B(270B+64B)<text:line-break/>L: 252(188+64)</text:p>
      <text:p text:style-name="P147">E: 82B</text:p>
      <text:p text:style-name="P147"/>
      <text:p text:style-name="P147">I: 15B </text:p>
      <text:p text:style-name="P147">earni<text:span text:style-name="T94">ngs from operations: 15B+6B(investment)=20B</text:span></text:p>
      <text:p text:style-name="P148">Tax: 4B -&gt; earnings after tax is 15B. <text:span text:style-name="T95">(investment in joint ventures is 30% of earnings)</text:span></text:p>
      <text:p text:style-name="P145"/>
      <text:p text:style-name="P149"><text:soft-page-break/>Cash: Operating inflow 175B, outflow 165B, net inflow is 5% of the nominal inflow, <text:span text:style-name="T96">this makes cash inflow quite unstable. (swings by 10B easily)</text:span></text:p>
      <text:p text:style-name="P149"/>
      <text:p text:style-name="P150">Investment burns about 10B. </text:p>
      <text:p text:style-name="P151">Financing gets in 5~20B a year. </text:p>
      <text:p text:style-name="P149"><text:s/></text:p>
      <text:p text:style-name="P152">Div payout ratio around 30% (3B~4B), earns about 12B, <text:span text:style-name="T97">ROE is about 20%. </text:span></text:p>
      <text:p text:style-name="P153">10x valuation would give 120B, share price of 30 RMB/share. </text:p>
      <text:p text:style-name="P154">Book value per share is 16 RMB/share. </text:p>
      <text:p text:style-name="P154"/>
      <text:p text:style-name="P155">Market price: 13 RMB/share, market cap: 60B. <text:span text:style-name="T98">Price is cheap at this level. </text:span></text:p>
      <text:p text:style-name="P156"/>
      <text:p text:style-name="P152"/>
      <text:p text:style-name="P152">4.25</text:p>
      <text:p text:style-name="P157">Vanke (sz 000002)</text:p>
      <text:p text:style-name="P158">Div: 12B</text:p>
      <text:p text:style-name="P159">A: 1.<text:span text:style-name="T99">7</text:span>T <text:span text:style-name="T99">（1.4+0.3）</text:span></text:p>
      <text:p text:style-name="P159">L: <text:span text:style-name="T99">1.4T （1.3+0.1）</text:span><text:line-break/>E: <text:span text:style-name="T100">0.3T</text:span></text:p>
      <text:p text:style-name="P159"/>
      <text:p text:style-name="P160">Inventory is 0.9<text:span text:style-name="T101">T</text:span>, if market drops by 30%, equity is wiped out. </text:p>
      <text:p text:style-name="P149"/>
      <text:p text:style-name="P161">I: <text:span text:style-name="T104">38</text:span>B. <text:span text:style-name="T102">(ROE: 10%)</text:span></text:p>
      <text:p text:style-name="P162">Company needs cash infusion in the order of 100B a year. </text:p>
      <text:p text:style-name="P163">About 7% of current liabilities. </text:p>
      <text:p text:style-name="P164"/>
      <text:p text:style-name="P165">EV: 290B(mv)+82B(minority)+ 1<text:span text:style-name="T103">5B+80B</text:span> +180B(Long term debt) <text:span text:style-name="T103">~650B</text:span></text:p>
      <text:p text:style-name="P166"><text:span text:style-name="T106">(EV/EBT) = </text:span>650B/<text:span text:style-name="T105">76B ~ 9x</text:span> </text:p>
      <text:p text:style-name="P165"/>
      <text:p text:style-name="P142">4.27</text:p>
      <text:p text:style-name="P142">山東礦機</text:p>
      <text:p text:style-name="P167">A：3.4B (2.2+1.2 )</text:p>
      <text:p text:style-name="P167">L: 0.7B (0.7+0)</text:p>
      <text:p text:style-name="P167">E: 2.7B</text:p>
      <text:p text:style-name="P167"/>
      <text:p text:style-name="P167">I: 0.053B, annualized 0.2B</text:p>
      <text:p text:style-name="P168">ROE: 7% <text:span text:style-name="T107">(This ROE is low compared with good companies, earning 20% on tangible capital)</text:span></text:p>
      <text:p text:style-name="P169">Without any growth, takes 14 years to earn book value.</text:p>
      <text:p text:style-name="P169"/>
      <text:p text:style-name="P170">EV: <text:span text:style-name="T109">4.4</text:span>B + no debt – 0.2B</text:p>
      <text:p text:style-name="P170">EBIT: 0.<text:span text:style-name="T108">3</text:span>B</text:p>
      <text:p text:style-name="P168"/>
      <text:p text:style-name="P171">EV/EBIT = <text:span text:style-name="T109">14</text:span></text:p>
      <text:p text:style-name="P171"/>
      <text:p text:style-name="P172">If a company 1/3 of the size of this company earns the same returns with the balance sheet:</text:p>
      <text:p text:style-name="P172">A: 1B</text:p>
      <text:p text:style-name="P172">L: 0.2B</text:p>
      <text:p text:style-name="P172">E: 0.8B， earning 0.2B (25% on equity)</text:p>
      <text:p text:style-name="P173"><text:soft-page-break/>EV/EBIT will be higher than 14. </text:p>
      <text:p text:style-name="P173"/>
      <text:p text:style-name="P174">P/B = P/E * E/B </text:p>
      <text:p text:style-name="P174"/>
      <text:p text:style-name="P177">For SDKJ:</text:p>
      <text:p text:style-name="P175">4.4B/2.7B = 4.4B/0.<text:span text:style-name="T110">2</text:span>B * 0.<text:span text:style-name="T110">2</text:span>B/2.7B <text:span text:style-name="T113">= (22x * 10%)</text:span></text:p>
      <text:p text:style-name="P173"/>
      <text:p text:style-name="P177">For smaller equity company:</text:p>
      <text:p text:style-name="P176">4.4B/<text:span text:style-name="T111">0.8</text:span>B = 4.4B/0.<text:span text:style-name="T110">2</text:span>B * 0.<text:span text:style-name="T110">2</text:span>B/<text:span text:style-name="T111">0.8</text:span>B <text:span text:style-name="T112">(same PE, higher ROE, 22x*25%)</text:span></text:p>
      <text:p text:style-name="P176"/>
      <text:p text:style-name="P178">P/E is ultimately what matters because your return is (P+Debt-Cash)/E</text:p>
      <text:p text:style-name="P179"/>
      <text:p text:style-name="P180">Companies with higher ROEs perform better in inflationary times due to higher goodwill, </text:p>
      <text:p text:style-name="P180"/>
      <text:p text:style-name="P181">4.29</text:p>
      <text:p text:style-name="P182">長江電力：</text:p>
      <text:p text:style-name="P183">Revenue: 5<text:span text:style-name="T114">0</text:span>B</text:p>
      <text:p text:style-name="P186"><text:span text:style-name="T116">EBT</text:span>: <text:span text:style-name="T116">27B</text:span></text:p>
      <text:p text:style-name="P187">Profit: 22B</text:p>
      <text:p text:style-name="P183"/>
      <text:p text:style-name="P184">A: 295B (9+286)</text:p>
      <text:p text:style-name="P185">L: 153B(56+96)</text:p>
      <text:p text:style-name="P185">E: <text:s/><text:span text:style-name="T115">142B</text:span></text:p>
      <text:p text:style-name="P185"/>
      <text:p text:style-name="P187">ROE: 14%.</text:p>
      <text:p text:style-name="P188">ROA: 6% </text:p>
      <text:p text:style-name="P189">Growth: About GDP growth, valuation 10 to 15x. </text:p>
      <text:p text:style-name="P189">220B to 300B. </text:p>
      <text:p text:style-name="P189"/>
      <text:p text:style-name="P190">EV: 386B + 12B short debt + 60 long debt = 458B</text:p>
      <text:p text:style-name="P190">458B/27B= 17x</text:p>
      <text:p text:style-name="P191">Payout 70%.</text:p>
      <text:p text:style-name="P192">Comment: <text:span text:style-name="T117">PE ratio is too high, yield is about 6%, div yield about 4%, this is no different from holding a bond yielding at 4%, earnings is growing at 2%. (Valuation should be about 12x)</text:span></text:p>
      <text:p text:style-name="P191"/>
      <text:p text:style-name="P205">ENB:</text:p>
      <text:p text:style-name="P195">A: 163B (<text:span text:style-name="T121">8+155)</text:span></text:p>
      <text:p text:style-name="P195">L: 93B <text:span text:style-name="T122">(16+78)</text:span></text:p>
      <text:p text:style-name="P195">E: 70B</text:p>
      <text:p text:style-name="P195"/>
      <text:p text:style-name="P201">I: 5B</text:p>
      <text:p text:style-name="P195"/>
      <text:p text:style-name="P196">Doubtful points:</text:p>
      <text:p text:style-name="P196">Foreign translation adjustments 3B/4B, too high compared with earnings. <text:span text:style-name="T119">(company seems not to hedge foreign currency exposures)</text:span></text:p>
      <text:p text:style-name="P197">Pays out more dividends than earnings<text:span text:style-name="T120">(pays out 5B per year)</text:span>. <text:span text:style-name="T118">Leaving itself with a cumulative deficit. </text:span></text:p>
      <text:p text:style-name="P198">Liquidity position is weak. </text:p>
      <text:p text:style-name="P198"/>
      <text:p text:style-name="P199">Overall debt: LT:60B, ST:5B. </text:p>
      <text:p text:style-name="P200"><text:soft-page-break/>Shares: 2B shares. </text:p>
      <text:p text:style-name="P200"/>
      <text:p text:style-name="P202">This is a very capital intensive business, debt load is high, cash is good, but return on asset is very old at less than 3%. <text:span text:style-name="T123">Overall debt is 65B. </text:span></text:p>
      <text:p text:style-name="P202"/>
      <text:p text:style-name="P203">This is a utilities company with no growth, give it a <text:span text:style-name="T125">5</text:span>x valuation is <text:span text:style-name="T125">25</text:span>B. <text:span text:style-name="T124">EV would be 90B, EV/EBIT ~ 16x. This company cannot earn enough on the debt + capital employed, so this is not a good business. </text:span></text:p>
      <text:p text:style-name="P195"/>
      <text:p text:style-name="P204">EV/EBIT equivalence would mean that companies are compared based on this benchmark. </text:p>
      <text:p text:style-name="P204">For Changjiang electricity, EV/EBIT is 17x. </text:p>
      <text:p text:style-name="P204"/>
      <text:p text:style-name="P204">For ENB, <text:span text:style-name="T127">85</text:span>B MV + 65 = <text:span text:style-name="T127">150</text:span>B, 1<text:span text:style-name="T127">50</text:span>B/5B = <text:span text:style-name="T127">30</text:span>x <text:span text:style-name="T126">(not an attractive EV/EBIT)</text:span></text:p>
      <text:p text:style-name="P204"/>
      <text:p text:style-name="P210">The key is return on assets, CJDL has a 7% return on assets, while ENB only has a 3% return on assets. </text:p>
      <text:p text:style-name="P195"/>
      <text:p text:style-name="P193"/>
      <text:p text:style-name="P193">JD:</text:p>
      <text:p text:style-name="P193">最基本的問題是國內的<text:span text:style-name="T128">PDD，TB，JD三足鼎立的勢頭，3家基本是war of attrition, 尤其PDD殺入後，對JD和TB都有威脅。不看好中國的零售業。競爭激烈，隨時可以形成一家通吃的局面，沒有護城河。看10年後的境況可以參考10年前，可得出結論：互聯網公司的持久競爭力是大問題，此消彼長，沒有economic goodwill，客戶轉變口味是瞬間的事情。在中國做消費者是好的，做企業是很慘的。因為嚴酷的競爭，消費者的選擇很多，因為人多和規模優勢，每個人的消費成本可以壓得很低，相對來說生活質量高。</text:span></text:p>
      <text:p text:style-name="P193"/>
      <text:p text:style-name="P211">A: 260B (140+120)</text:p>
      <text:p text:style-name="P211">L: 160B (140+20)</text:p>
      <text:p text:style-name="P212">MEZZ: 15B</text:p>
      <text:p text:style-name="P211">E: 85B </text:p>
      <text:p text:style-name="P211"/>
      <text:p text:style-name="P213">I:</text:p>
      <text:p text:style-name="P213">Equity investee每年虧錢2B, interest income很大也是2B, net 1B。</text:p>
      <text:p text:style-name="P213">Sale of development properties這個是地產? 賺4B。 </text:p>
      <text:p text:style-name="P214">Other income賺5B.</text:p>
      <text:p text:style-name="P214">只有<text:span text:style-name="T129">5B是continuing operations, 其他的來源都不明。</text:span></text:p>
      <text:p text:style-name="P214">盈利是<text:span text:style-name="T130">sales的1%，前幾年都是虧損，表明收入很不穩定，成本控制得不好。</text:span></text:p>
      <text:p text:style-name="P215">ROA 是2%。還不如長江電力。</text:p>
      <text:p text:style-name="P215">每年的financing要貸款</text:p>
      <text:p text:style-name="P211"/>
      <text:p text:style-name="P193">京東玩的一個貓膩是關聯公司。<text:span text:style-name="T131">京東和關聯的A公司們合資成立下屬公司B，京東持股51%，A持有49%。 京東把貨以市場價賣給B，先錄入利潤。然後B 以市場價賣出，京東和A分享虧損。B的虧損由京東和A共同承擔。B是investee, A是minority interest。B的虧損可以降低稅前收入。A的虧損可以增加稅後收入。A能連年虧損，是因為能增加上市公司收入，B能連年虧損是因為能夠減稅。</text:span></text:p>
      <text:p text:style-name="P193"/>
      <text:p text:style-name="P193">樂視在<text:span text:style-name="T133">2014年也常玩這種遊戲。</text:span></text:p>
      <text:p text:style-name="P194"/>
      <text:p text:style-name="P194">這種做關聯交易的公司人品是有問題的<text:span text:style-name="T132">。</text:span></text:p>
      <text:p text:style-name="P193"/>
      <text:p text:style-name="P216">4.30</text:p>
      <text:p text:style-name="P217"><text:soft-page-break/>UAA (Under armor)</text:p>
      <text:p text:style-name="P218">A: 5B (3+2)</text:p>
      <text:p text:style-name="P218">L: 3B <text:span text:style-name="T134">(1.4+1.6)</text:span></text:p>
      <text:p text:style-name="P218">E: 2B </text:p>
      <text:p text:style-name="P219">I: <text:span text:style-name="T135">unstable, can’t value</text:span></text:p>
      <text:p text:style-name="P219">Sales: 5B</text:p>
      <text:p text:style-name="P220">For three years, retained earnings has not increased</text:p>
      <text:p text:style-name="P220">0.<text:span text:style-name="T136">5B shares</text:span></text:p>
      <text:p text:style-name="P221">Not counting restructuring costs, EBT ~ 100m <text:span text:style-name="T137">to 150m, tax at 30%, 70m to 100m after tax profit.</text:span></text:p>
      <text:p text:style-name="P222">Growth at about 3%, PE at 12x given growth and reputation.</text:p>
      <text:p text:style-name="P222">0.8B to 1.2B valuation, per share price of $1.5 to $2</text:p>
      <text:p text:style-name="P223">Market is pricing at 50x, <text:span text:style-name="T138">at $11, reflecting 25% growth annually. </text:span></text:p>
      <text:p text:style-name="P224">At current market level, yield is less than 2%, <text:span text:style-name="T139">no margin of safety. </text:span></text:p>
      <text:p text:style-name="P224"/>
      <text:p text:style-name="P224"/>
      <text:p text:style-name="P207">Booking.com (BKNG)</text:p>
      <text:p text:style-name="P225">A:21 (10+11)</text:p>
      <text:p text:style-name="P225">L:15 (5+10)</text:p>
      <text:p text:style-name="P225">E: 6B</text:p>
      <text:p text:style-name="P225">Net debt: LT:8B</text:p>
      <text:p text:style-name="P226">I: 5B </text:p>
      <text:p text:style-name="P226"/>
      <text:p text:style-name="P226">ROE is 5/6. </text:p>
      <text:p text:style-name="P226">ROA is 25%. </text:p>
      <text:p text:style-name="P227">Operation is quite efficient. </text:p>
      <text:p text:style-name="P228">Repuchase average price:</text:p>
      <text:p text:style-name="P228">2017:1800</text:p>
      <text:p text:style-name="P228">2018: 2000</text:p>
      <text:p text:style-name="P228">2019: 1830 </text:p>
      <text:p text:style-name="P187"/>
      <text:p text:style-name="P229">This company likes to massively repurchase stock. <text:span text:style-name="T140">It has about 40m shares outstanding which makes 80B to repurchase (this will take 15 years). </text:span></text:p>
      <text:p text:style-name="P229"/>
      <text:p text:style-name="P257">Book value of equity is 6B, market value is likely 80B, making it 10x book value. </text:p>
      <text:p text:style-name="P258">P/E is 80B/5B = 16x. P/B = 12x. E/B = 75%. </text:p>
      <text:p text:style-name="P230"/>
      <text:p text:style-name="P231">This company, if can be purchased around 10x earnings, under 50B, would be considered cheap. On a per share basis of 40m shares, 1250 would be a cheap price, <text:span text:style-name="T141">given EPS of $100. </text:span></text:p>
      <text:p text:style-name="P231"/>
      <text:p text:style-name="P232">Current actual MV is 60B, on an earnings of 5B produces a PE of 12x. </text:p>
      <text:p text:style-name="P231"/>
      <text:p text:style-name="P232">Result: shift some SPY into BKNG, since its <text:span text:style-name="T142">PE of SPX is about 23x. </text:span></text:p>
      <text:p text:style-name="P231"/>
      <text:p text:style-name="P206">FB(Facebook)</text:p>
      <text:p text:style-name="P233">A: <text:s/>138B (69+69）</text:p>
      <text:p text:style-name="P233">L: <text:s/>33B （15+18）</text:p>
      <text:p text:style-name="P233">E: 105B <text:s/></text:p>
      <text:p text:style-name="P233"/>
      <text:p text:style-name="P233"><text:soft-page-break/>Financial position is ultra-strong with 24B of cash. </text:p>
      <text:p text:style-name="P234">First quarter income was 5B, last year was 2.5B. </text:p>
      <text:p text:style-name="P234">Take average, 3.5B, annual is 15B. </text:p>
      <text:p text:style-name="P234"/>
      <text:p text:style-name="P235">Would be cheap at 10x earnings at 150B.</text:p>
      <text:p text:style-name="P235"/>
      <text:p text:style-name="P235">MV is 600B. This is 30x of optimistic earnings of 20B this year. </text:p>
      <text:p text:style-name="P236">Using income figure of last year 10B, this is 60x earnings <text:span text:style-name="T143">which has no margin of safety.</text:span></text:p>
      <text:p text:style-name="P237">Using last year earnings at 15x would give 150B. </text:p>
      <text:p text:style-name="P237"/>
      <text:p text:style-name="P238">Although a very solid company, the current valuation is not attractive. </text:p>
      <text:p text:style-name="P236"/>
      <text:p text:style-name="P233"/>
      <text:p text:style-name="P208">GOOG:</text:p>
      <text:p text:style-name="P239">A: 276B (150+120)</text:p>
      <text:p text:style-name="P239">L: <text:s/>75B (45+30)</text:p>
      <text:p text:style-name="P239">E: <text:s/>201B </text:p>
      <text:p text:style-name="P239"/>
      <text:p text:style-name="P240">Income is 7B, annualize to 28B. </text:p>
      <text:p text:style-name="P241">ROE is 14%. Decent but not high.</text:p>
      <text:p text:style-name="P242">Return on asset is 10%, decent.</text:p>
      <text:p text:style-name="P243"/>
      <text:p text:style-name="P243">Shares: 0.7B. EPS is 10, <text:span text:style-name="T144">annualized to 40. </text:span></text:p>
      <text:p text:style-name="P243"/>
      <text:p text:style-name="P244">Cheap would be about not over 20x PE at 600<text:span text:style-name="T145">B</text:span>. Current price is 900B, <text:span text:style-name="T146">this is 30x PE and there is no margin of safety. </text:span></text:p>
      <text:p text:style-name="P244"/>
      <text:p text:style-name="P245">This one is overbought by institutions because it is essentially the index and you wouldn’t lag the index by buying this one. </text:p>
      <text:p text:style-name="P243"/>
      <text:p text:style-name="P243"/>
      <text:p text:style-name="P241"/>
      <text:p text:style-name="P209">6808 Sunart Retail <text:span text:style-name="T153">(parent of RT mart)</text:span></text:p>
      <text:p text:style-name="P246"/>
      <text:p text:style-name="P246">1<text:span text:style-name="T147">00B annual sales. </text:span></text:p>
      <text:p text:style-name="P247">500 Stores, each store records 0.2B of sales per year, <text:span text:style-name="T148">per day sales is 600k. </text:span></text:p>
      <text:p text:style-name="P248">Per hour 60k. Per minute is 1000/minute. </text:p>
      <text:p text:style-name="P249">This stock should be cash cow with no growth.</text:p>
      <text:p text:style-name="P249"/>
      <text:p text:style-name="P250">I: 3B after tax, EBT is 4B. </text:p>
      <text:p text:style-name="P251">Shares: 10B shares. </text:p>
      <text:p text:style-name="P252">A: 70B (34+36)</text:p>
      <text:p text:style-name="P252">L: 46B (38+8)</text:p>
      <text:p text:style-name="P252">E: 2<text:span text:style-name="T149">5</text:span>B </text:p>
      <text:p text:style-name="P252"/>
      <text:p text:style-name="P253">ROE: 12%</text:p>
      <text:p text:style-name="P253">ROA: <text:span text:style-name="T150">4</text:span>% </text:p>
      <text:p text:style-name="P253"/>
      <text:p text:style-name="P254">Generate about 8B of cash, solid.</text:p>
      <text:p text:style-name="P254"><text:soft-page-break/>Overall cash is 13B. <text:span text:style-name="T151">Can well cover the investment cash needs. </text:span></text:p>
      <text:p text:style-name="P254"/>
      <text:p text:style-name="P255">This company doesn’t grow, so use 10x earnings. </text:p>
      <text:p text:style-name="P255">30B market cap and share price of $3HKD/share.</text:p>
      <text:p text:style-name="P255"/>
      <text:p text:style-name="P256">港股給40x earnings at 120B. <text:span text:style-name="T152">Market valuation is expensive. </text:span></text:p>
      <text:p text:style-name="P256"/>
      <text:p text:style-name="P256"/>
      <text:p text:style-name="P252">5.1</text:p>
      <text:p text:style-name="P259">Lockheed Martin</text:p>
      <text:p text:style-name="P260">A: Goodwill is high at 10B, 48B in total.</text:p>
      <text:p text:style-name="P260">L: 44B total liab. 14 current. 11 LT debt, pension 13B, very high, feeding a lot of retired.</text:p>
      <text:p text:style-name="P260">E: <text:span text:style-name="T154">3B </text:span></text:p>
      <text:p text:style-name="P260"/>
      <text:p text:style-name="P261">Not counting goodwill and intangibles, company is insolvent. </text:p>
      <text:p text:style-name="P261">Cash is 1.5B. Total current liab is 14B. Easily run into liquidity problems. </text:p>
      <text:p text:style-name="P261"/>
      <text:p text:style-name="P261">Equity is unstable, div payment high <text:span text:style-name="T155">(3B per year).</text:span></text:p>
      <text:p text:style-name="P261"/>
      <text:p text:style-name="P262">0.3B shares. <text:span text:style-name="T156">Produces earnings of 4B (average of last 3 years). </text:span></text:p>
      <text:p text:style-name="P262"/>
      <text:p text:style-name="P263">Pluses: 70% of business comes from US government, stable.</text:p>
      <text:p text:style-name="P263">Minus: capital structure is weak, <text:span text:style-name="T157">could potentially go bankrupt. Huge other comprehensive losses. (2B this year)</text:span></text:p>
      <text:p text:style-name="P263"/>
      <text:p text:style-name="P264">Valuation: can’t value due to uncertain in cash flow, <text:span text:style-name="T158">insolvent position. </text:span></text:p>
      <text:p text:style-name="P265">Pension is too big, comprehensive loss too big. </text:p>
      <text:p text:style-name="P252"/>
      <text:p text:style-name="P247"/>
      <text:p text:style-name="P233">6.6</text:p>
      <text:p text:style-name="P233">華人置業 （127 <text:span text:style-name="T159">HK)</text:span></text:p>
      <text:p text:style-name="P233">此公司是一家投資公司，在香港和英國有物業收租，大部分在香港。還有買賣一些金融資產。</text:p>
      <text:p text:style-name="P233">關聯交易多。非獨立董事多。感覺內部認識坑外部投資者的概率大。</text:p>
      <text:p text:style-name="P233">去年虧損5憶，把利潤做正，其他的虧損charged to surplus. </text:p>
      <text:p text:style-name="P233"/>
      <text:p text:style-name="P233">香港的物業大概率要write down. </text:p>
      <text:p text:style-name="P233">香港的大環境下，對於物業肯定是負面的。所謂的金融資產不知道是什麼，減值的概率大。</text:p>
      <text:p text:style-name="P233">把financial instruments分成兩類，一類through income一類through comprehensive income, 而不說明具體是什麼資產，這個給人感覺有操縱income的嫌疑。</text:p>
      <text:p text:style-name="P233"/>
      <text:p text:style-name="P233">unlisted security有1.6<text:span text:style-name="T160">B, 這個可以直接write off因為不知道是什麼。</text:span></text:p>
      <text:p text:style-name="P233"/>
      <text:p text:style-name="P233">其實投資他就等於你把錢交給他去投資<text:span text:style-name="T161">，他會投資1.香港/英國的地產和 2.買一些債/股。後者我不需要他的幫助，因為也可以自己投資這些listed 產品。前者目前不看好，感覺沒有希慎那麼正規。</text:span></text:p>
      <text:p text:style-name="P233"/>
      <text:p text:style-name="P267">他涵蓋的業務很多，包括物業開發，租賃，買股票，買投資產品，非上市產品，股票經紀。做的面很雜<text:span text:style-name="T162">，那個都不精。開發不如長江，新鴻基，買股票/投資產品不需要你買，非上市公司的利益交換嫌疑大，作為股東也不放心。純租賃不如買REIT. </text:span></text:p>
      <text:p text:style-name="P267"/>
      <text:p text:style-name="P268">收入中很有可能是公司貸款給A，A成為公司的客戶，讓公司賺，虛假利潤。也有可能公司在投資<text:span text:style-name="T163">unlisted company的時候利益輸送。</text:span></text:p>
      <text:p text:style-name="P267"/>
      <text:p text:style-name="P267">此種類型的公司收入沒有穩定性可言<text:span text:style-name="T164">。業績波動很大，因為投了很多亂七八糟的債券和股票，你也不知道他投什麼。Bonds 的年波動是earnings的order of magnitude，bonds一條就可以讓earnings沒有。</text:span></text:p>
      <text:p text:style-name="P267"/>
      <text:p text:style-name="P267"><text:soft-page-break/></text:p>
      <text:p text:style-name="P267"/>
      <text:p text:style-name="P233"/>
      <text:p text:style-name="P233"/>
      <text:p text:style-name="P2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01:12:00.236024913</meta:creation-date>
    <dc:date>2020-06-06T01:33:58.108914176</dc:date>
    <meta:editing-duration>P9DT4H44M3S</meta:editing-duration>
    <meta:editing-cycles>568</meta:editing-cycles>
    <meta:generator>LibreOffice/6.0.7.3$Linux_X86_64 LibreOffice_project/00m0$Build-3</meta:generator>
    <meta:document-statistic meta:table-count="0" meta:image-count="0" meta:object-count="0" meta:page-count="15" meta:paragraph-count="462" meta:word-count="5470" meta:character-count="16050" meta:non-whitespace-character-count="13982"/>
  </office:meta>
</office:document-meta>
</file>